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Ultrafine_20_Dashed" svg:stroke-width="0.05cm" svg:stroke-color="#333333" draw:marker-start="Arrow" draw:marker-start-width="0.225cm" draw:marker-end="Arrow" draw:marker-end-width="0.225cm" draw:textarea-horizontal-align="center" draw:textarea-vertical-align="middle" fo:padding-top="0.05cm" fo:padding-bottom="0.05cm" fo:padding-left="0.175cm" fo:padding-right="0.175cm"/>
    </style:style>
    <style:style style:name="gr25" style:family="graphic" style:parent-style-name="standard">
      <style:graphic-properties draw:stroke="none" svg:stroke-color="#000000" draw:fill="none" draw:fill-color="#ffffff" draw:textarea-horizontal-align="left" draw:auto-grow-height="true" draw:auto-grow-width="true" fo:min-height="1.23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96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32cm" fo:min-width="0cm"/>
    </style:style>
    <style:style style:name="gr29" style:family="graphic" style:parent-style-name="standard">
      <style:graphic-properties svg:stroke-color="#47b8b8" draw:textarea-horizontal-align="justify" draw:textarea-vertical-align="middle" draw:auto-grow-height="false"/>
    </style:style>
    <style:style style:name="gr30" style:family="graphic" style:parent-style-name="standard">
      <style:graphic-properties svg:stroke-color="#280099" draw:textarea-horizontal-align="justify" draw:textarea-vertical-align="middle" draw:auto-grow-height="false"/>
    </style:style>
    <style:style style:name="gr31" style:family="graphic" style:parent-style-name="standard">
      <style:graphic-properties svg:stroke-color="#280099" draw:textarea-horizontal-align="center" draw:textarea-vertical-align="middle"/>
    </style:style>
    <style:style style:name="gr32" style:family="graphic" style:parent-style-name="standard">
      <style:graphic-properties svg:stroke-color="#47b8b8" draw:textarea-horizontal-align="justify" draw:textarea-vertical-align="middle" draw:auto-grow-height="false"/>
    </style:style>
    <style:style style:name="gr33" style:family="graphic" style:parent-style-name="standard">
      <style:graphic-properties svg:stroke-width="0.05cm" svg:stroke-color="#666666" draw:marker-start-width="0.325cm" draw:marker-end="Arrow" draw:marker-end-width="0.325cm" draw:textarea-horizontal-align="center" draw:textarea-vertical-align="middle" fo:padding-top="0.05cm" fo:padding-bottom="0.05cm" fo:padding-left="0.175cm" fo:padding-right="0.175cm"/>
    </style:style>
    <style:style style:name="gr34" style:family="graphic" style:parent-style-name="standard">
      <style:graphic-properties svg:stroke-color="#99ccff"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904cm" fo:min-width="4.16cm"/>
    </style:style>
    <style:style style:name="gr36" style:family="graphic" style:parent-style-name="standard">
      <style:graphic-properties svg:stroke-color="#000080" draw:fill="solid" draw:fill-color="#99ccff" draw:textarea-horizontal-align="justify" draw:textarea-vertical-align="middle" draw:auto-grow-height="false"/>
    </style:style>
    <style:style style:name="gr37" style:family="graphic" style:parent-style-name="standard">
      <style:graphic-properties svg:stroke-color="#280099" draw:marker-end="Arrow" draw:marker-end-width="0.3cm" draw:textarea-horizontal-align="center" draw:textarea-vertical-align="middle"/>
    </style:style>
    <style:style style:name="gr38" style:family="graphic" style:parent-style-name="objectwithoutfill">
      <style:graphic-properties svg:stroke-color="#808080"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904cm" fo:min-width="1.871cm"/>
    </style:style>
    <style:style style:name="gr40" style:family="graphic" style:parent-style-name="standard">
      <style:graphic-properties draw:stroke="none" svg:stroke-color="#000000" draw:fill="none" draw:fill-color="#ffffff" draw:textarea-horizontal-align="left" draw:auto-grow-height="true" draw:auto-grow-width="true" fo:min-height="0.528cm" fo:min-width="0cm"/>
    </style:style>
    <style:style style:name="gr41" style:family="graphic" style:parent-style-name="standard">
      <style:graphic-properties svg:stroke-color="#000080" draw:marker-end="Arrow" draw:marker-end-width="0.3cm" draw:textarea-horizontal-align="center"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159cm" fo:min-width="0cm"/>
    </style:style>
    <style:style style:name="gr43" style:family="graphic" style:parent-style-name="standard">
      <style:graphic-properties svg:stroke-color="#008000" draw:fill="solid" draw:fill-color="#94bd5e"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382cm" fo:min-width="0cm"/>
    </style:style>
    <style:style style:name="gr45" style:family="graphic" style:parent-style-name="standard">
      <style:graphic-properties svg:stroke-color="#94bd5e" draw:marker-end="Arrow" draw:marker-end-width="0.3cm"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004cm" fo:min-width="0cm"/>
    </style:style>
    <style:style style:name="gr47" style:family="graphic" style:parent-style-name="standard">
      <style:graphic-properties svg:stroke-color="#94bd5e" draw:textarea-horizontal-align="justify" draw:textarea-vertical-align="middle" draw:auto-grow-height="false"/>
    </style:style>
    <style:style style:name="gr48" style:family="graphic" style:parent-style-name="standard">
      <style:graphic-properties svg:stroke-color="#008000" draw:marker-end="Arrow" draw:marker-end-width="0.3cm" draw:textarea-horizontal-align="center" draw:textarea-vertical-align="middle"/>
    </style:style>
    <style:style style:name="gr49" style:family="graphic" style:parent-style-name="standard">
      <style:graphic-properties svg:stroke-color="#99ccff" draw:textarea-horizontal-align="center" draw:textarea-vertical-align="middle"/>
    </style:style>
    <style:style style:name="gr50" style:family="graphic" style:parent-style-name="standard">
      <style:graphic-properties svg:stroke-color="#ff6633" draw:textarea-horizontal-align="center" draw:textarea-vertical-align="middle"/>
    </style:style>
    <style:style style:name="gr51" style:family="graphic" style:parent-style-name="standard">
      <style:graphic-properties svg:stroke-color="#008000" draw:textarea-horizontal-align="justify" draw:textarea-vertical-align="middle" draw:auto-grow-height="false"/>
    </style:style>
    <style:style style:name="gr52" style:family="graphic" style:parent-style-name="standard">
      <style:graphic-properties svg:stroke-color="#dc2300" draw:textarea-horizontal-align="justify" draw:textarea-vertical-align="middle" draw:auto-grow-height="false"/>
    </style:style>
    <style:style style:name="gr53" style:family="graphic" style:parent-style-name="standard">
      <style:graphic-properties draw:stroke="dash" draw:stroke-dash="Fine_20_Dashed" svg:stroke-color="#dc2300" draw:textarea-horizontal-align="center" draw:textarea-vertical-align="middle"/>
    </style:style>
    <style:style style:name="gr54" style:family="graphic" style:parent-style-name="standard">
      <style:graphic-properties svg:stroke-width="0.05cm" svg:stroke-color="#333333" draw:marker-start="Arrow" draw:marker-start-width="0.3cm" draw:marker-end="" draw:marker-end-width="0.075cm" draw:textarea-horizontal-align="center" draw:textarea-vertical-align="middle" fo:padding-top="0.05cm" fo:padding-bottom="0.05cm" fo:padding-left="0.175cm" fo:padding-right="0.175cm"/>
    </style:style>
    <style:style style:name="gr55" style:family="graphic" style:parent-style-name="standard">
      <style:graphic-properties draw:stroke="none" svg:stroke-color="#000000" draw:fill="none" draw:fill-color="#ffffff" draw:textarea-horizontal-align="left" draw:auto-grow-height="true" draw:auto-grow-width="true" fo:min-height="0.783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349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736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0.762cm" fo:min-width="0cm"/>
    </style:style>
    <style:style style:name="gr59" style:family="graphic" style:parent-style-name="standard">
      <style:graphic-properties svg:stroke-width="0cm" svg:stroke-color="#333333" draw:marker-start-width="0cm" draw:marker-end="Arrow" draw:marker-end-width="0.15cm" draw:textarea-horizontal-align="center" draw:textarea-vertical-align="middle" fo:padding-top="0.025cm" fo:padding-bottom="0.025cm" fo:padding-left="0.15cm" fo:padding-right="0.15cm"/>
    </style:style>
    <style:style style:name="gr60" style:family="graphic" style:parent-style-name="standard">
      <style:graphic-properties draw:stroke="dash" draw:stroke-dash="Fine_20_Dashed_20__28_var_29_" svg:stroke-color="#ff6633" draw:textarea-horizontal-align="center" draw:textarea-vertical-align="middle"/>
    </style:style>
    <style:style style:name="gr61" style:family="graphic" style:parent-style-name="standard">
      <style:graphic-properties draw:stroke="dash" draw:stroke-dash="Ultrafine_20_Dashed" svg:stroke-width="0cm" svg:stroke-color="#333333" draw:marker-start-width="0cm" draw:marker-end="Arrow" draw:marker-end-width="0.15cm" draw:textarea-horizontal-align="center" draw:textarea-vertical-align="middle" fo:padding-top="0.025cm" fo:padding-bottom="0.025cm" fo:padding-left="0.15cm" fo:padding-right="0.15cm"/>
    </style:style>
    <style:style style:name="gr62" style:family="graphic" style:parent-style-name="standard">
      <style:graphic-properties draw:stroke="dash" draw:stroke-dash="Fine_20_Dashed_20__28_var_29_" svg:stroke-color="#99ccff" draw:textarea-horizontal-align="center" draw:textarea-vertical-align="middle"/>
    </style:style>
    <style:style style:name="gr63" style:family="graphic" style:parent-style-name="standard">
      <style:graphic-properties draw:stroke="dash" draw:stroke-dash="Fine_20_Dotted" draw:textarea-horizontal-align="center" draw:textarea-vertical-align="middle"/>
    </style:style>
    <style:style style:name="gr64" style:family="graphic" style:parent-style-name="standard">
      <style:graphic-properties svg:stroke-color="#666666" draw:textarea-horizontal-align="justify" draw:textarea-vertical-align="middle" draw:auto-grow-height="false"/>
    </style:style>
    <style:style style:name="gr65" style:family="graphic" style:parent-style-name="standard">
      <style:graphic-properties draw:fill="solid" draw:fill-color="#ffffff" draw:textarea-horizontal-align="center" draw:textarea-vertical-align="middle"/>
    </style:style>
    <style:style style:name="gr66" style:family="graphic" style:parent-style-name="standard">
      <style:graphic-properties svg:stroke-color="#c0c0c0" draw:fill="solid" draw:fill-color="#ffffff" draw:textarea-horizontal-align="center" draw:textarea-vertical-align="middle"/>
    </style:style>
    <style:style style:name="gr67" style:family="graphic" style:parent-style-name="standard">
      <style:graphic-properties svg:stroke-color="#47b8b8" draw:fill="none" draw:textarea-vertical-align="middle" draw:auto-grow-height="false" fo:min-height="0.749cm" fo:min-width="0.499cm"/>
    </style:style>
    <style:style style:name="gr68"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69"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0" style:family="graphic" style:parent-style-name="standard">
      <style:graphic-properties svg:stroke-color="#666666" draw:fill="solid" draw:fill-color="#ffffff" draw:textarea-horizontal-align="justify" draw:textarea-vertical-align="middle" draw:auto-grow-height="false"/>
    </style:style>
    <style:style style:name="gr71"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2"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3"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4" style:family="graphic" style:parent-style-name="standard">
      <style:graphic-properties draw:stroke="dash" draw:stroke-dash="Fine_20_Dashed_20__28_var_29_" svg:stroke-color="#ff3333" draw:textarea-horizontal-align="center"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76"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78"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79" style:family="graphic" style:parent-style-name="standard">
      <style:graphic-properties draw:fill="solid" draw:fill-color="#ffffff" draw:textarea-horizontal-align="justify" draw:textarea-vertical-align="middle" draw:auto-grow-height="false"/>
    </style:style>
    <style:style style:name="gr80" style:family="graphic" style:parent-style-name="standard">
      <style:graphic-properties svg:stroke-color="#ff6633" draw:fill="none" draw:textarea-vertical-align="middle" draw:auto-grow-height="false" fo:min-height="0.749cm" fo:min-width="0.499cm"/>
    </style:style>
    <style:style style:name="gr81"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82"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83"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84"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85"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87"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88"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89"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90" style:family="graphic" style:parent-style-name="standard">
      <style:graphic-properties svg:stroke-color="#c0c0c0" draw:fill="solid" draw:fill-color="#ffffff"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92"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93"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94"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95"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4"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5"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6"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808080" fo:font-family="'Arial Rounded MT Bold'" style:font-family-generic="swiss" style:font-pitch="variable" fo:font-size="12pt" style:font-size-asian="12pt" style:font-size-complex="12pt"/>
    </style:style>
    <style:style style:name="P18" style:family="paragraph">
      <style:paragraph-properties fo:text-align="center"/>
      <style:text-properties fo:color="#808080" fo:font-family="'Arial Rounded MT Bold'" style:font-family-generic="swiss" style:font-pitch="variable"/>
    </style:style>
    <style:style style:name="P19" style:family="paragraph">
      <style:text-properties fo:color="#47b8b8" fo:font-family="'Arial Rounded MT Bold'" style:font-family-generic="swiss" style:font-pitch="variable"/>
    </style:style>
    <style:style style:name="P20" style:family="paragraph">
      <style:text-properties fo:color="#ff6633" fo:font-family="'Arial Rounded MT Bold'" style:font-family-generic="swiss" style:font-pitch="variable"/>
    </style:style>
    <style:style style:name="P21" style:family="paragraph">
      <style:text-properties fo:color="#808080" fo:font-family="'Arial Rounded MT Bold'" style:font-family-generic="swiss" style:font-pitch="variable" fo:font-size="18pt" style:font-size-asian="18pt" style:font-size-complex="18pt"/>
    </style:style>
    <style:style style:name="P22" style:family="paragraph">
      <style:text-properties fo:color="#808080" fo:font-family="'Arial Rounded MT Bold'" style:font-family-generic="swiss" style:font-pitch="variable"/>
    </style:style>
    <style:style style:name="P23" style:family="paragraph">
      <style:paragraph-properties fo:text-align="center"/>
      <style:text-properties fo:color="#808080" fo:font-family="'Arial Rounded MT Bold'" style:font-family-generic="swiss" style:font-pitch="variable" fo:font-size="28pt" style:font-size-asian="28pt" style:font-size-complex="28pt"/>
    </style:style>
    <style:style style:name="P24" style:family="paragraph">
      <style:paragraph-properties fo:text-align="center"/>
      <style:text-properties fo:color="#808080" fo:font-family="'Arial Rounded MT Bold'" style:font-family-generic="swiss" style:font-pitch="variable" fo:font-size="26pt" style:font-size-asian="26pt" style:font-size-complex="26pt"/>
    </style:style>
    <style:style style:name="P25" style:family="paragraph">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P26" style:family="paragraph">
      <style:text-properties fo:color="#000080" fo:font-family="'Arial Rounded MT Bold'" style:font-family-generic="swiss" style:font-pitch="variable" fo:font-size="14pt" style:font-size-asian="14pt" style:font-size-complex="14pt"/>
    </style:style>
    <style:style style:name="P27" style:family="paragraph">
      <style:text-properties fo:color="#99ccff" fo:font-family="'Arial Rounded MT Bold'" style:font-family-generic="swiss" style:font-pitch="variable" fo:font-size="14pt" style:font-size-asian="14pt" style:font-size-complex="14pt"/>
    </style:style>
    <style:style style:name="P28" style:family="paragraph">
      <style:text-properties fo:font-family="'Arial Rounded MT Bold'" style:font-family-generic="swiss" style:font-pitch="variable"/>
    </style:style>
    <style:style style:name="P29" style:family="paragraph">
      <style:text-properties fo:color="#dc2300" fo:font-family="'Arial Rounded MT Bold'" style:font-family-generic="swiss" style:font-pitch="variable"/>
    </style:style>
    <style:style style:name="P30" style:family="paragraph">
      <style:text-properties fo:font-family="'Arial Rounded MT Bold'" style:font-family-generic="swiss" style:font-pitch="variable" fo:font-size="14pt" style:font-size-asian="14pt" style:font-size-complex="14pt"/>
    </style:style>
    <style:style style:name="P31" style:family="paragraph">
      <style:text-properties fo:font-family="'Arial Rounded MT Bold'" style:font-family-generic="swiss" style:font-pitch="variable" fo:font-size="12pt" style:font-size-asian="12pt" style:font-size-complex="12pt"/>
    </style:style>
    <style:style style:name="P32" style:family="paragraph">
      <style:text-properties fo:color="#ff0000" fo:font-family="'Arial Rounded MT Bold'" style:font-family-generic="swiss" style:font-pitch="variable" fo:font-size="12pt" style:font-size-asian="12pt" style:font-size-complex="12pt"/>
    </style:style>
    <style:style style:name="P33" style:family="paragraph">
      <style:text-properties fo:color="#ff6633" fo:font-family="'Arial Rounded MT Bold'" style:font-family-generic="swiss" style:font-pitch="variable" fo:font-size="12pt" style:font-size-asian="12pt" style:font-size-complex="12pt"/>
    </style:style>
    <style:style style:name="P34" style:family="paragraph">
      <style:text-properties fo:color="#ff0000" fo:font-family="'Arial Rounded MT Bold'" style:font-family-generic="swiss" style:font-pitch="variable" fo:font-size="26pt" style:font-size-asian="26pt" style:font-size-complex="26pt"/>
    </style:style>
    <style:style style:name="P35" style:family="paragraph">
      <style:text-properties fo:color="#000000" fo:font-family="'Arial Rounded MT Bold'" style:font-family-generic="swiss" style:font-pitch="variable" fo:font-size="12pt" style:font-size-asian="12pt" style:font-size-complex="12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2"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3"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4"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5" style:family="text">
      <style:text-properties fo:color="#808080" fo:font-family="'Arial Rounded MT Bold'" style:font-family-generic="swiss" style:font-pitch="variable" fo:font-size="12pt" style:font-size-asian="12pt" style:font-size-complex="12pt"/>
    </style:style>
    <style:style style:name="T16" style:family="text">
      <style:text-properties fo:color="#47b8b8" fo:font-family="'Arial Rounded MT Bold'" style:font-family-generic="swiss" style:font-pitch="variable" fo:font-size="10pt" style:font-size-asian="10pt" style:font-size-complex="10pt"/>
    </style:style>
    <style:style style:name="T17" style:family="text">
      <style:text-properties fo:color="#47b8b8" fo:font-family="'Arial Rounded MT Bold'" style:font-family-generic="swiss" style:font-pitch="variable"/>
    </style:style>
    <style:style style:name="T18" style:family="text">
      <style:text-properties fo:color="#ff6633" fo:font-family="'Arial Rounded MT Bold'" style:font-family-generic="swiss" style:font-pitch="variable" fo:font-size="10pt" style:font-size-asian="10pt" style:font-size-complex="10pt"/>
    </style:style>
    <style:style style:name="T19" style:family="text">
      <style:text-properties fo:color="#ff6633" fo:font-family="'Arial Rounded MT Bold'" style:font-family-generic="swiss" style:font-pitch="variable"/>
    </style:style>
    <style:style style:name="T20" style:family="text">
      <style:text-properties fo:color="#808080" fo:font-family="'Arial Rounded MT Bold'" style:font-family-generic="swiss" style:font-pitch="variable" fo:font-size="18pt" fo:font-weight="normal" style:font-size-asian="18pt" style:font-weight-asian="normal" style:font-size-complex="18pt" style:font-weight-complex="normal"/>
    </style:style>
    <style:style style:name="T21" style:family="text">
      <style:text-properties fo:color="#808080" fo:font-family="'Arial Rounded MT Bold'" style:font-family-generic="swiss" style:font-pitch="variable" fo:font-size="18pt" style:font-size-asian="18pt" style:font-size-complex="18pt"/>
    </style:style>
    <style:style style:name="T22" style:family="text">
      <style:text-properties fo:color="#47b8b8" fo:font-family="'Arial Rounded MT Bold'" style:font-family-generic="swiss" style:font-pitch="variable" fo:font-weight="bold" style:font-weight-asian="bold" style:font-weight-complex="bold"/>
    </style:style>
    <style:style style:name="T23" style:family="text">
      <style:text-properties fo:color="#808080" fo:font-family="'Arial Rounded MT Bold'" style:font-family-generic="swiss" style:font-pitch="variable"/>
    </style:style>
    <style:style style:name="T24" style:family="text">
      <style:text-properties fo:color="#808080" fo:font-family="'Arial Rounded MT Bold'" style:font-family-generic="swiss" style:font-pitch="variable" fo:font-size="28pt" fo:font-weight="normal" style:font-size-asian="28pt" style:font-weight-asian="normal" style:font-size-complex="28pt" style:font-weight-complex="normal"/>
    </style:style>
    <style:style style:name="T25" style:family="text">
      <style:text-properties fo:color="#808080" fo:font-family="'Arial Rounded MT Bold'" style:font-family-generic="swiss" style:font-pitch="variable" fo:font-size="16pt" fo:font-weight="normal" style:font-size-asian="16pt" style:font-weight-asian="normal" style:font-size-complex="16pt" style:font-weight-complex="normal"/>
    </style:style>
    <style:style style:name="T26" style:family="text">
      <style:text-properties fo:color="#808080" fo:font-family="'Arial Rounded MT Bold'" style:font-family-generic="swiss" style:font-pitch="variable" fo:font-size="28pt" style:font-size-asian="28pt" style:font-size-complex="28pt"/>
    </style:style>
    <style:style style:name="T27" style:family="text">
      <style:text-properties fo:color="#808080" fo:font-family="'Arial Rounded MT Bold'" style:font-family-generic="swiss" style:font-pitch="variable" fo:font-size="26pt" style:font-size-asian="26pt" style:font-size-complex="26pt"/>
    </style:style>
    <style:style style:name="T28" style:family="text">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T29" style:family="text">
      <style:text-properties fo:color="#000080" fo:font-family="'Arial Rounded MT Bold'" style:font-family-generic="swiss" style:font-pitch="variable" fo:font-size="14pt" style:font-size-asian="14pt" style:font-size-complex="14pt"/>
    </style:style>
    <style:style style:name="T30" style:family="text">
      <style:text-properties fo:color="#99ccff" fo:font-family="'Arial Rounded MT Bold'" style:font-family-generic="swiss" style:font-pitch="variable" fo:font-size="14pt" style:font-size-asian="14pt" style:font-size-complex="14pt"/>
    </style:style>
    <style:style style:name="T31" style:family="text">
      <style:text-properties fo:color="#000080" fo:font-family="'Arial Rounded MT Bold'" style:font-family-generic="swiss" style:font-pitch="variable" fo:font-size="14pt" fo:font-weight="normal" style:font-size-asian="14pt" style:font-weight-asian="normal" style:font-size-complex="14pt" style:font-weight-complex="normal"/>
    </style:style>
    <style:style style:name="T32" style:family="text">
      <style:text-properties fo:color="#008000" fo:font-family="'Arial Rounded MT Bold'" style:font-family-generic="swiss" style:font-pitch="variable" fo:font-size="14pt" fo:font-weight="normal" style:font-size-asian="14pt" style:font-weight-asian="normal" style:font-size-complex="14pt" style:font-weight-complex="normal"/>
    </style:style>
    <style:style style:name="T33" style:family="text">
      <style:text-properties fo:color="#008000" fo:font-family="'Arial Rounded MT Bold'" style:font-family-generic="swiss" style:font-pitch="variable" fo:font-size="14pt" style:font-size-asian="14pt" style:font-size-complex="14pt"/>
    </style:style>
    <style:style style:name="T34" style:family="text">
      <style:text-properties fo:font-family="'Arial Rounded MT Bold'" style:font-family-generic="swiss" style:font-pitch="variable"/>
    </style:style>
    <style:style style:name="T35" style:family="text">
      <style:text-properties fo:color="#dc2300" fo:font-family="'Arial Rounded MT Bold'" style:font-family-generic="swiss" style:font-pitch="variable"/>
    </style:style>
    <style:style style:name="T36" style:family="text">
      <style:text-properties fo:font-family="'Arial Rounded MT Bold'" style:font-family-generic="swiss" style:font-pitch="variable" fo:font-size="14pt" style:font-size-asian="14pt" style:font-size-complex="14pt"/>
    </style:style>
    <style:style style:name="T37" style:family="text">
      <style:text-properties fo:font-family="'Arial Rounded MT Bold'" style:font-family-generic="swiss" style:font-pitch="variable" fo:font-size="12pt" style:font-size-asian="12pt" style:font-size-complex="12pt"/>
    </style:style>
    <style:style style:name="T38" style:family="text">
      <style:text-properties fo:color="#ff0000" fo:font-family="'Arial Rounded MT Bold'" style:font-family-generic="swiss" style:font-pitch="variable" fo:font-size="12pt" style:font-size-asian="12pt" style:font-size-complex="12pt"/>
    </style:style>
    <style:style style:name="T39" style:family="text">
      <style:text-properties fo:color="#ff6633" fo:font-family="'Arial Rounded MT Bold'" style:font-family-generic="swiss" style:font-pitch="variable" fo:font-size="12pt" style:font-size-asian="12pt" style:font-size-complex="12pt"/>
    </style:style>
    <style:style style:name="T40" style:family="text">
      <style:text-properties fo:color="#ff0000" fo:font-family="'Arial Rounded MT Bold'" style:font-family-generic="swiss" style:font-pitch="variable" fo:font-size="26pt" style:font-size-asian="26pt" style:font-size-complex="26pt"/>
    </style:style>
    <style:style style:name="T41" style:family="text">
      <style:text-properties fo:color="#00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frame draw:style-name="gr2" draw:text-style-name="P17" draw:layer="layout" svg:width="4.181cm" svg:height="0.742cm" svg:x="12.9cm" svg:y="1.523cm">
          <draw:text-box>
            <text:p><text:span text:style-name="T15">/var/svn/repos/.git</text:span></text:p>
          </draw:text-box>
        </draw:frame>
        <draw:frame draw:style-name="gr2" draw:text-style-name="P17" draw:layer="layout" svg:width="3.402cm" svg:height="0.742cm" svg:x="5.073cm" svg:y="1.572cm">
          <draw:text-box>
            <text:p><text:span text:style-name="T15">/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1.548cm">
          <draw:text-box>
            <text:p><text:span text:style-name="T15">/var/svn/repos/git/project1.git</text:span></text:p>
          </draw:text-box>
        </draw:frame>
        <draw:frame draw:style-name="gr2" draw:text-style-name="P17" draw:layer="layout" svg:width="3.402cm" svg:height="0.742cm" svg:x="5.073cm" svg:y="1.548cm">
          <draw:text-box>
            <text:p><text:span text:style-name="T15">/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8.488cm">
          <draw:text-box>
            <text:p><text:span text:style-name="T15">/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custom-shape draw:style-name="gr1" draw:text-style-name="P18" draw:layer="layout" svg:width="10.141cm" svg:height="9.746cm" svg:x="4.356cm" svg:y="1.7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9" draw:layer="layout" svg:width="2.123cm" svg:height="1.481cm" svg:x="5.095cm" svg:y="3.248cm">
          <draw:text-box>
            <text:p><text:span text:style-name="T16">folder:</text:span></text:p>
            <text:p><text:span text:style-name="T17">trunk</text:span></text:p>
          </draw:text-box>
        </draw:frame>
        <draw:frame draw:style-name="gr25" draw:text-style-name="P20" draw:layer="layout" svg:width="6.272cm" svg:height="1.481cm" svg:x="7.874cm" svg:y="3.224cm">
          <draw:text-box>
            <text:p><text:span text:style-name="T18">reference:</text:span></text:p>
            <text:p><text:span text:style-name="T19">/refs/heads/master</text:span></text:p>
          </draw:text-box>
        </draw:frame>
        <draw:frame draw:style-name="gr26" draw:text-style-name="P21" draw:layer="layout" svg:width="7.114cm" svg:height="1.046cm" svg:x="5.095cm" svg:y="2.361cm">
          <draw:text-box>
            <text:p><text:span text:style-name="T20">trunk</text:span><text:span text:style-name="T21"> 1-to-1 mapping:</text:span></text:p>
          </draw:text-box>
        </draw:frame>
        <draw:frame draw:style-name="gr25" draw:text-style-name="P19" draw:layer="layout" svg:width="3.851cm" svg:height="1.481cm" svg:x="5.095cm" svg:y="6.646cm">
          <draw:text-box>
            <text:p><text:span text:style-name="T16">folder mask:</text:span></text:p>
            <text:p><text:span text:style-name="T17">branches/</text:span><text:span text:style-name="T22">*</text:span></text:p>
          </draw:text-box>
        </draw:frame>
        <draw:frame draw:style-name="gr25" draw:text-style-name="P20" draw:layer="layout" svg:width="4.388cm" svg:height="1.481cm" svg:x="9.305cm" svg:y="6.646cm">
          <draw:text-box>
            <text:p><text:span text:style-name="T18">reference mask:</text:span></text:p>
            <text:p><text:span text:style-name="T19">/refs/heads/*</text:span></text:p>
          </draw:text-box>
        </draw:frame>
        <draw:frame draw:style-name="gr27" draw:text-style-name="P21" draw:layer="layout" svg:width="9.232cm" svg:height="1.826cm" svg:x="5.095cm" svg:y="4.896cm">
          <draw:text-box>
            <text:p><text:span text:style-name="T20">branches</text:span><text:span text:style-name="T21">, </text:span><text:span text:style-name="T20">tags</text:span><text:span text:style-name="T21"> and </text:span><text:span text:style-name="T20">sheleves</text:span></text:p>
            <text:p><text:span text:style-name="T21">wildcard mappings:</text:span></text:p>
          </draw:text-box>
        </draw:frame>
        <draw:frame draw:style-name="gr25" draw:text-style-name="P19" draw:layer="layout" svg:width="2.61cm" svg:height="1.481cm" svg:x="5.095cm" svg:y="8.099cm">
          <draw:text-box>
            <text:p><text:span text:style-name="T16">folder mask:</text:span></text:p>
            <text:p><text:span text:style-name="T17">tags/</text:span><text:span text:style-name="T22">*</text:span></text:p>
          </draw:text-box>
        </draw:frame>
        <draw:frame draw:style-name="gr25" draw:text-style-name="P20" draw:layer="layout" svg:width="3.842cm" svg:height="1.481cm" svg:x="9.305cm" svg:y="8.099cm">
          <draw:text-box>
            <text:p><text:span text:style-name="T18">reference mask:</text:span></text:p>
            <text:p><text:span text:style-name="T19">/refs/tags/*</text:span></text:p>
          </draw:text-box>
        </draw:frame>
        <draw:frame draw:style-name="gr28" draw:text-style-name="P19" draw:layer="layout" svg:width="3.296cm" svg:height="1.482cm" svg:x="5.095cm" svg:y="9.526cm">
          <draw:text-box>
            <text:p><text:span text:style-name="T16">folder mask:</text:span></text:p>
            <text:p><text:span text:style-name="T17">shelves/</text:span><text:span text:style-name="T22">*</text:span></text:p>
          </draw:text-box>
        </draw:frame>
        <draw:frame draw:style-name="gr28" draw:text-style-name="P20" draw:layer="layout" svg:width="4.841cm" svg:height="1.482cm" svg:x="9.305cm" svg:y="9.526cm">
          <draw:text-box>
            <text:p><text:span text:style-name="T18">reference mask:</text:span></text:p>
            <text:p><text:span text:style-name="T19">/refs/shelves/*</text:span></text:p>
          </draw:text-box>
        </draw:frame>
        <draw:frame draw:style-name="gr2" draw:text-style-name="P22" draw:layer="layout" svg:width="4.079cm" svg:height="0.988cm" svg:x="8.959cm" svg:y="0.789cm">
          <draw:text-box>
            <text:p><text:span text:style-name="T23">project at '/'</text:span></text:p>
          </draw:text-box>
        </draw:frame>
        <presentation:notes draw:style-name="dp2">
          <draw:page-thumbnail draw:style-name="gr9"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draw:frame draw:style-name="gr26" draw:text-style-name="P21" draw:layer="layout" svg:width="7.758cm" svg:height="3.346cm" svg:x="6.571cm" svg:y="1.725cm">
          <draw:text-box>
            <text:p><text:span text:style-name="T24">configure</text:span></text:p>
            <text:p><text:span text:style-name="T25"><text:s text:c="4"/></text:span><text:span text:style-name="T25">projects detected</text:span></text:p>
            <text:p><text:span text:style-name="T25"><text:s text:c="4"/></text:span><text:span text:style-name="T25">mappings generated</text:span></text:p>
            <text:p><text:span text:style-name="T25"><text:s text:c="4"/></text:span><text:span text:style-name="T25">and configuration stored</text:span></text:p>
          </draw:text-box>
        </draw:frame>
        <draw:custom-shape draw:style-name="gr29" draw:text-style-name="P23" xml:id="id7" draw:id="id7" draw:layer="layout" svg:width="1.797cm" svg:height="1.944cm" svg:x="4.65cm" svg:y="2.242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8" draw:id="id8" draw:layer="layout" svg:width="1.797cm" svg:height="1.944cm" svg:x="4.627cm" svg:y="6.179cm">
          <text:p text:style-name="P1"><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9" draw:id="id9" draw:layer="layout" svg:width="1.797cm" svg:height="1.944cm" svg:x="4.626cm" svg:y="9.921cm">
          <text:p text:style-name="P1"><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10.069cm" svg:height="1.39cm" svg:x="8.444cm" svg:y="6.228cm">
          <draw:text-box>
            <text:p><text:span text:style-name="T24">adjust configuration</text:span></text:p>
          </draw:text-box>
        </draw:frame>
        <draw:frame draw:style-name="gr26" draw:text-style-name="P21" draw:layer="layout" svg:width="7.686cm" svg:height="2.694cm" svg:x="6.521cm" svg:y="9.405cm">
          <draw:text-box>
            <text:p><text:span text:style-name="T24">install</text:span></text:p>
            <text:p><text:span text:style-name="T25"><text:s text:c="4"/></text:span><text:span text:style-name="T25">git repositories created</text:span></text:p>
            <text:p><text:span text:style-name="T25"><text:s text:c="4"/></text:span><text:span text:style-name="T25">synchronization enabled</text:span></text:p>
          </draw:text-box>
        </draw:frame>
        <draw:g>
          <draw:custom-shape draw:style-name="gr30" draw:text-style-name="P1" draw:layer="layout" svg:width="1.033cm" svg:height="1.378cm" svg:x="7.236cm" svg:y="6.4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7.457cm" svg:y1="6.868cm" svg:x2="7.974cm" svg:y2="6.868cm">
            <text:p/>
          </draw:line>
          <draw:line draw:style-name="gr31" draw:text-style-name="P1" draw:layer="layout" svg:x1="7.458cm" svg:y1="7.238cm" svg:x2="7.975cm" svg:y2="7.238cm">
            <text:p/>
          </draw:line>
        </draw:g>
        <draw:g>
          <draw:custom-shape draw:style-name="gr32" draw:text-style-name="P1" draw:layer="layout" svg:width="1.181cm" svg:height="1.625cm" svg:x="14.496cm" svg:y="2.48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0" draw:text-style-name="P1" draw:layer="layout" svg:width="1.033cm" svg:height="1.378cm" svg:x="15.284cm" svg:y="3.44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15.505cm" svg:y1="3.889cm" svg:x2="16.022cm" svg:y2="3.889cm">
              <text:p/>
            </draw:line>
            <draw:line draw:style-name="gr31" draw:text-style-name="P1" draw:layer="layout" svg:x1="15.506cm" svg:y1="4.259cm" svg:x2="16.023cm" svg:y2="4.259cm">
              <text:p/>
            </draw:line>
          </draw:g>
        </draw:g>
        <draw:g>
          <draw:custom-shape draw:style-name="gr32" draw:text-style-name="P1" draw:layer="layout" svg:width="1.181cm" svg:height="1.625cm" svg:x="14.594cm" svg:y="9.84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15.136cm" svg:y="10.5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onnector draw:style-name="gr33" draw:text-style-name="P1" draw:layer="layout" draw:type="line" svg:x1="5.549cm" svg:y1="4.186cm" svg:x2="5.526cm" svg:y2="6.179cm" draw:start-shape="id7" draw:start-glue-point="8" draw:end-shape="id8" draw:end-glue-point="4" svg:d="m5549 4186-23 1993">
          <text:p/>
        </draw:connector>
        <draw:connector draw:style-name="gr33" draw:text-style-name="P1" draw:layer="layout" draw:type="line" svg:x1="5.501cm" svg:y1="8.246cm" svg:x2="5.525cm" svg:y2="9.921cm" draw:end-shape="id9" draw:end-glue-point="4" svg:d="m5501 8246 24 1675">
          <text:p/>
        </draw:connector>
        <presentation:notes draw:style-name="dp2">
          <draw:page-thumbnail draw:style-name="gr9"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draw:custom-shape draw:style-name="gr34" draw:text-style-name="P1" draw:layer="layout" svg:width="5.563cm" svg:height="5.009cm" svg:x="4.971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1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4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1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182cm 4.853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389cm" svg:y="3.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7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4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4cm" svg:y="7.7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6cm" svg:y="7.8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2.682cm" svg:y1="3.766cm" svg:x2="6.694cm" svg:y2="4.406cm" svg:d="m2682 3766c3009 0 1003 640 4012 640">
          <text:p/>
        </draw:connector>
        <draw:connector draw:style-name="gr8" draw:text-style-name="P1" draw:layer="layout" draw:type="curve" svg:x1="12.355cm" svg:y1="3.988cm" svg:x2="8.54cm" svg:y2="4.308cm" svg:d="m12355 3988c-2860 0-953 320-3815 320">
          <text:p/>
        </draw:connector>
        <draw:connector draw:style-name="gr37" draw:text-style-name="P1" draw:layer="layout" draw:type="curve" svg:x1="7.211cm" svg:y1="5.735cm" svg:x2="6.35cm" svg:y2="7.581cm" svg:d="m7211 5735c0 1384-861 462-861 1846">
          <text:p/>
        </draw:connector>
        <draw:connector draw:style-name="gr37" draw:text-style-name="P1" draw:layer="layout" draw:type="curve" svg:x1="8.196cm" svg:y1="5.76cm" svg:x2="9.131cm" svg:y2="7.507cm" svg:d="m8196 5760c0 1311 935 438 935 1747">
          <text:p/>
        </draw:connector>
        <draw:frame draw:style-name="gr2" draw:text-style-name="P26" draw:layer="layout" svg:width="5.527cm" svg:height="0.827cm" svg:x="4.972cm" svg:y="4.8cm">
          <draw:text-box>
            <text:p><text:span text:style-name="T29">www-data:www-data</text:span></text:p>
          </draw:text-box>
        </draw:frame>
        <draw:rect draw:style-name="gr38" draw:text-style-name="P1" draw:layer="layout" svg:width="5.957cm" svg:height="9.426cm" svg:x="4.774cm" svg:y="0.69cm" draw:corner-radius="0.5cm">
          <text:p/>
        </draw:rect>
        <draw:frame draw:style-name="gr39" draw:text-style-name="P25" draw:layer="layout" svg:width="2.371cm" svg:height="1.154cm" svg:x="8.163cm" svg:y="0.727cm">
          <draw:text-box>
            <text:p><text:span text:style-name="T28">server</text:span></text:p>
          </draw:text-box>
        </draw:frame>
        <draw:frame draw:style-name="gr2" draw:text-style-name="P27" draw:layer="layout" svg:width="2.877cm" svg:height="0.827cm" svg:x="10.877cm" svg:y="2.462cm">
          <draw:text-box>
            <text:p><text:span text:style-name="T30">HTTP(s)://</text:span></text:p>
          </draw:text-box>
        </draw:frame>
        <draw:frame draw:style-name="gr40" draw:text-style-name="P27" draw:layer="layout" svg:width="2.877cm" svg:height="0.827cm" svg:x="1.918cm" svg:y="2.413cm">
          <draw:text-box>
            <text:p><text:span text:style-name="T30">HTTP(s)://</text:span></text:p>
          </draw:text-box>
        </draw:frame>
        <draw:custom-shape draw:style-name="gr1" draw:text-style-name="P1" draw:layer="layout" svg:width="1.132cm" svg:height="1.009cm" svg:x="7.211cm" svg:y="8.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9"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draw:connector draw:style-name="gr41" draw:text-style-name="P1" draw:layer="layout" draw:type="curve" svg:x1="6.694cm" svg:y1="11.666cm" svg:x2="6.054cm" svg:y2="9.23cm" svg:d="m6694 11666c0-1827-640-609-640-2436">
          <text:p/>
        </draw:connector>
        <draw:custom-shape draw:style-name="gr34" draw:text-style-name="P1" draw:layer="layout" svg:width="5.563cm" svg:height="4.467cm" svg:x="4.972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2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5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2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2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59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8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5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5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7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6cm" svg:y1="3.988cm" svg:x2="8.541cm" svg:y2="4.308cm" svg:d="m12356 3988c-2860 0-953 320-3815 320">
          <text:p/>
        </draw:connector>
        <draw:connector draw:style-name="gr37" draw:text-style-name="P1" draw:layer="layout" draw:type="curve" svg:x1="8.197cm" svg:y1="5.76cm" svg:x2="9.106cm" svg:y2="7.187cm" svg:d="m8197 5760c0 1071 909 358 909 1427">
          <text:p/>
        </draw:connector>
        <draw:frame draw:style-name="gr2" draw:text-style-name="P26" draw:layer="layout" svg:width="5.527cm" svg:height="0.827cm" svg:x="4.973cm" svg:y="4.8cm">
          <draw:text-box>
            <text:p><text:span text:style-name="T29">www-data:www-data</text:span></text:p>
          </draw:text-box>
        </draw:frame>
        <draw:custom-shape draw:style-name="gr34" draw:text-style-name="P1" draw:layer="layout" svg:width="5.659cm" svg:height="4.121cm" svg:x="4.924cm" svg:y="9.9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8" draw:text-style-name="P1" draw:layer="layout" svg:width="5.957cm" svg:height="13.61cm" svg:x="4.775cm" svg:y="0.69cm" draw:corner-radius="0.5cm">
          <text:p/>
        </draw:rect>
        <draw:frame draw:style-name="gr39" draw:text-style-name="P25" draw:layer="layout" svg:width="2.371cm" svg:height="1.154cm" svg:x="8.164cm" svg:y="0.727cm">
          <draw:text-box>
            <text:p><text:span text:style-name="T28">server</text:span></text:p>
          </draw:text-box>
        </draw:frame>
        <draw:frame draw:style-name="gr2" draw:text-style-name="P27" draw:layer="layout" svg:width="2.877cm" svg:height="0.827cm" svg:x="10.878cm" svg:y="2.462cm">
          <draw:text-box>
            <text:p><text:span text:style-name="T30">HTTP(s)://</text:span></text:p>
          </draw:text-box>
        </draw:frame>
        <draw:custom-shape draw:style-name="gr1" draw:text-style-name="P1" draw:layer="layout" svg:width="1.132cm" svg:height="1.009cm" svg:x="7.212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1" draw:layer="layout" svg:width="1.116cm" svg:height="1.147cm" draw:transform="skewX (-0.001745329251994) rotate (1.55055050747147) translate (6.957cm 12.71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164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6" draw:layer="layout" svg:width="5.527cm" svg:height="0.827cm" svg:x="4.877cm" svg:y="12.849cm">
          <draw:text-box>
            <text:p><text:span text:style-name="T29">www-data:www-data</text:span></text:p>
          </draw:text-box>
        </draw:frame>
        <draw:frame draw:style-name="gr35" draw:text-style-name="P25" draw:layer="layout" svg:width="4.66cm" svg:height="1.154cm" svg:x="5.309cm" svg:y="10.155cm">
          <draw:text-box>
            <text:p><text:span text:style-name="T28">GitBlit Service</text:span></text:p>
          </draw:text-box>
        </draw:frame>
        <draw:connector draw:style-name="gr8" draw:text-style-name="P1" draw:layer="layout" draw:type="curve" svg:x1="12.258cm" svg:y1="12.012cm" svg:x2="8.443cm" svg:y2="12.332cm" svg:d="m12258 12012c-2860 0-953 320-3815 320">
          <text:p/>
        </draw:connector>
        <draw:frame draw:style-name="gr2" draw:text-style-name="P27" draw:layer="layout" svg:width="2.877cm" svg:height="0.827cm" svg:x="10.854cm" svg:y="9.896cm">
          <draw:text-box>
            <text:p><text:span text:style-name="T30">HTTP(s)://</text:span></text:p>
          </draw:text-box>
        </draw:frame>
        <presentation:notes draw:style-name="dp2">
          <draw:page-thumbnail draw:style-name="gr9"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draw:custom-shape draw:style-name="gr34" draw:text-style-name="P1" draw:layer="layout" svg:width="5.563cm" svg:height="4.467cm" svg:x="4.973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5.167cm" svg:height="1.154cm" svg:x="5.163cm" svg:y="2.032cm">
          <draw:text-box>
            <text:p><text:span text:style-name="T28">svnserve service</text:span></text:p>
          </draw:text-box>
        </draw:frame>
        <draw:g>
          <draw:custom-shape draw:style-name="gr5" draw:text-style-name="P1" draw:layer="layout" svg:width="1.116cm" svg:height="1.147cm" draw:transform="skewX (-0.001745329251994) rotate (1.55055050747147) translate (12.666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3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3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6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9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6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6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xml:id="id11" draw:id="id11" draw:layer="layout" svg:width="1.181cm" svg:height="1.625cm" svg:x="5.688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7cm" svg:y1="3.988cm" svg:x2="8.542cm" svg:y2="4.308cm" svg:d="m12357 3988c-2860 0-953 320-3815 320">
          <text:p/>
        </draw:connector>
        <draw:connector draw:style-name="gr37" draw:text-style-name="P1" draw:layer="layout" draw:type="curve" svg:x1="8.198cm" svg:y1="5.76cm" svg:x2="9.107cm" svg:y2="7.187cm" svg:d="m8198 5760c0 1071 909 358 909 1427">
          <text:p/>
        </draw:connector>
        <draw:frame draw:style-name="gr2" draw:text-style-name="P26" draw:layer="layout" svg:width="3.068cm" svg:height="0.827cm" svg:x="6.524cm" svg:y="4.75cm">
          <draw:text-box>
            <text:p><text:span text:style-name="T29">svn:</text:span><text:span text:style-name="T31">svn </text:span><text:span text:style-name="T32">git</text:span></text:p>
          </draw:text-box>
        </draw:frame>
        <draw:rect draw:style-name="gr38" draw:text-style-name="P1" draw:layer="layout" svg:width="5.957cm" svg:height="13.61cm" svg:x="4.776cm" svg:y="0.69cm" draw:corner-radius="0.5cm">
          <text:p/>
        </draw:rect>
        <draw:frame draw:style-name="gr39" draw:text-style-name="P25" draw:layer="layout" svg:width="2.371cm" svg:height="1.154cm" svg:x="8.165cm" svg:y="0.727cm">
          <draw:text-box>
            <text:p><text:span text:style-name="T28">server</text:span></text:p>
          </draw:text-box>
        </draw:frame>
        <draw:frame draw:style-name="gr42" draw:text-style-name="P27" draw:layer="layout" svg:width="1.772cm" svg:height="0.827cm" svg:x="10.879cm" svg:y="2.88cm">
          <draw:text-box>
            <text:p><text:span text:style-name="T30">svn://</text:span></text:p>
          </draw:text-box>
        </draw:frame>
        <draw:custom-shape draw:style-name="gr1" draw:text-style-name="P1" draw:layer="layout" svg:width="1.132cm" svg:height="1.009cm" svg:x="7.213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3" draw:text-style-name="P1" draw:layer="layout" svg:width="1.116cm" svg:height="1.147cm" draw:transform="skewX (-0.001745329251994) rotate (1.55055050747147) translate (6.958cm 13.10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3" draw:text-style-name="P1" draw:layer="layout" svg:width="0.754cm" svg:height="0.754cm" svg:x="7.165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4" draw:text-style-name="P26" xml:id="id10" draw:id="id10" draw:layer="layout" svg:width="2.852cm" svg:height="0.827cm" svg:x="6.452cm" svg:y="10.608cm">
          <draw:text-box>
            <text:p><text:span text:style-name="T33">git:git </text:span><text:span text:style-name="T31">svn</text:span></text:p>
          </draw:text-box>
        </draw:frame>
        <draw:frame draw:style-name="gr35" draw:text-style-name="P25" draw:layer="layout" svg:width="4.66cm" svg:height="1.154cm" svg:x="5.434cm" svg:y="13.109cm">
          <draw:text-box>
            <text:p><text:span text:style-name="T28">SSH daemon</text:span></text:p>
          </draw:text-box>
        </draw:frame>
        <draw:connector draw:style-name="gr45" draw:text-style-name="P1" draw:layer="layout" draw:type="curve" svg:x1="12.259cm" svg:y1="12.012cm" svg:x2="8.444cm" svg:y2="12.332cm" svg:d="m12259 12012c-2860 0-953 320-3815 320">
          <text:p/>
        </draw:connector>
        <draw:frame draw:style-name="gr46" draw:text-style-name="P27" draw:layer="layout" svg:width="1.975cm" svg:height="0.827cm" svg:x="10.855cm" svg:y="10.723cm">
          <draw:text-box>
            <text:p><text:span text:style-name="T30">SSH://</text:span></text:p>
          </draw:text-box>
        </draw:frame>
        <draw:custom-shape draw:style-name="gr47" draw:text-style-name="P1" draw:layer="layout" svg:width="5.563cm" svg:height="4.467cm" svg:x="4.949cm" svg:y="9.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7.878cm" svg:y1="10.608cm" svg:x2="6.278cm" svg:y2="8.989cm" draw:start-shape="id10" draw:start-glue-point="0" draw:end-shape="id11" svg:d="m7878 10608c0-1138-1600-329-1600-1619">
          <text:p/>
        </draw:connector>
        <presentation:notes draw:style-name="dp2">
          <draw:page-thumbnail draw:style-name="gr9"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draw:circle draw:style-name="gr49" draw:text-style-name="P1" draw:layer="layout" svg:width="1.624cm" svg:height="1.624cm" svg:x="3.15cm" svg:y="6.063cm">
          <text:p/>
        </draw:circle>
        <draw:circle draw:style-name="gr50" draw:text-style-name="P1" draw:layer="layout" svg:width="1.624cm" svg:height="1.624cm" svg:x="7.534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6.063cm">
          <text:p/>
        </draw:circle>
        <draw:circle draw:style-name="gr50" draw:text-style-name="P1" draw:layer="layout" svg:width="1.624cm" svg:height="1.624cm" svg:x="7.53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3.601cm">
          <text:p/>
        </draw:circle>
        <draw:custom-shape draw:style-name="gr52" draw:text-style-name="P1" draw:layer="layout" svg:width="1.427cm" svg:height="0.935cm" svg:x="5.465cm" svg:y="3.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2cm" svg:y="1.165cm">
          <text:p/>
        </draw:circle>
        <draw:frame draw:style-name="gr2" draw:text-style-name="P28" draw:layer="layout" svg:width="1.158cm" svg:height="0.988cm" svg:x="1.539cm" svg:y="6.394cm">
          <draw:text-box>
            <text:p><text:span text:style-name="T34">r1</text:span></text:p>
          </draw:text-box>
        </draw:frame>
        <draw:frame draw:style-name="gr2" draw:text-style-name="P28" draw:layer="layout" svg:width="1.158cm" svg:height="0.988cm" svg:x="1.539cm" svg:y="1.496cm">
          <draw:text-box>
            <text:p><text:span text:style-name="T34">r3</text:span></text:p>
          </draw:text-box>
        </draw:frame>
        <draw:frame draw:style-name="gr2" draw:text-style-name="P28" draw:layer="layout" svg:width="1.158cm" svg:height="0.988cm" svg:x="1.539cm" svg:y="3.932cm">
          <draw:text-box>
            <text:p><text:span text:style-name="T34">r2</text:span></text:p>
          </draw:text-box>
        </draw:frame>
        <draw:line draw:style-name="gr53" draw:text-style-name="P1" draw:layer="layout" svg:x1="8.355cm" svg:y1="5.415cm" svg:x2="8.355cm" svg:y2="0.517cm">
          <text:p/>
        </draw:line>
        <draw:frame draw:style-name="gr2" draw:text-style-name="P28" draw:layer="layout" svg:width="4.092cm" svg:height="1.725cm" svg:x="8.958cm" svg:y="0.887cm">
          <draw:text-box>
            <text:p><text:span text:style-name="T34">Git pushes</text:span></text:p>
            <text:p><text:span text:style-name="T34">are blocked</text:span></text:p>
          </draw:text-box>
        </draw:frame>
        <draw:frame draw:style-name="gr2" draw:text-style-name="P29" draw:layer="layout" svg:width="5.387cm" svg:height="1.725cm" svg:x="8.884cm" svg:y="3.472cm">
          <draw:text-box>
            <text:p><text:span text:style-name="T35">Svn to Git</text:span></text:p>
            <text:p><text:span text:style-name="T35">translation <text:s/>fails</text:span></text:p>
          </draw:text-box>
        </draw:frame>
        <draw:frame draw:style-name="gr2" draw:text-style-name="P28" draw:layer="layout" svg:width="2.788cm" svg:height="0.988cm" svg:x="9.414cm" svg:y="6.395cm">
          <draw:text-box>
            <text:p><text:span text:style-name="T34">commit</text:span></text:p>
          </draw:text-box>
        </draw:frame>
        <draw:line draw:style-name="gr54" draw:text-style-name="P1" draw:layer="layout" svg:x1="0.898cm" svg:y1="0.591cm" svg:x2="0.898cm" svg:y2="7.999cm">
          <text:p/>
        </draw:line>
        <draw:frame draw:style-name="gr2" draw:text-style-name="P30" draw:layer="layout" svg:width="0.676cm" svg:height="0.827cm" svg:x="0.934cm" svg:y="7.531cm">
          <draw:text-box>
            <text:p><text:span text:style-name="T36">t</text:span></text:p>
          </draw:text-box>
        </draw:frame>
        <presentation:notes draw:style-name="dp2">
          <draw:page-thumbnail draw:style-name="gr9"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draw:circle draw:style-name="gr49" draw:text-style-name="P1" draw:layer="layout" svg:width="1.624cm" svg:height="1.624cm" svg:x="3.175cm" svg:y="5.989cm">
          <text:p/>
        </draw:circle>
        <draw:circle draw:style-name="gr50" draw:text-style-name="P1" draw:layer="layout" svg:width="1.624cm" svg:height="1.624cm" svg:x="7.559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5.989cm">
          <text:p/>
        </draw:circle>
        <draw:circle draw:style-name="gr49" draw:text-style-name="P1" draw:layer="layout" svg:width="1.624cm" svg:height="1.624cm" svg:x="7.555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3.527cm">
          <text:p/>
        </draw:circle>
        <draw:custom-shape draw:style-name="gr52" draw:text-style-name="P1" draw:layer="layout" svg:width="1.427cm" svg:height="0.935cm" svg:x="5.49cm" svg:y="3.8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225cm" svg:y="1.091cm">
          <text:p/>
        </draw:circle>
        <draw:line draw:style-name="gr53" draw:text-style-name="P1" draw:layer="layout" svg:x1="8.331cm" svg:y1="5.465cm" svg:x2="8.331cm" svg:y2="0.567cm">
          <text:p/>
        </draw:line>
        <draw:frame draw:style-name="gr2" draw:text-style-name="P28" draw:layer="layout" svg:width="4.443cm" svg:height="1.725cm" svg:x="8.983cm" svg:y="0.813cm">
          <draw:text-box>
            <text:p><text:span text:style-name="T34">Svn commits</text:span></text:p>
            <text:p><text:span text:style-name="T34">are blocked</text:span></text:p>
          </draw:text-box>
        </draw:frame>
        <draw:frame draw:style-name="gr2" draw:text-style-name="P29" draw:layer="layout" svg:width="5.387cm" svg:height="1.725cm" svg:x="8.909cm" svg:y="3.398cm">
          <draw:text-box>
            <text:p><text:span text:style-name="T35">Git to Svn</text:span></text:p>
            <text:p><text:span text:style-name="T35">translation <text:s/>fails</text:span></text:p>
          </draw:text-box>
        </draw:frame>
        <draw:frame draw:style-name="gr2" draw:text-style-name="P28" draw:layer="layout" svg:width="1.158cm" svg:height="0.988cm" svg:x="9.439cm" svg:y="6.321cm">
          <draw:text-box>
            <text:p><text:span text:style-name="T34">r1</text:span></text:p>
          </draw:text-box>
        </draw:frame>
        <draw:line draw:style-name="gr54" draw:text-style-name="P1" draw:layer="layout" svg:x1="0.899cm" svg:y1="0.592cm" svg:x2="0.899cm" svg:y2="8cm">
          <text:p/>
        </draw:line>
        <draw:frame draw:style-name="gr2" draw:text-style-name="P30" draw:layer="layout" svg:width="0.676cm" svg:height="0.827cm" svg:x="0.935cm" svg:y="7.532cm">
          <draw:text-box>
            <text:p><text:span text:style-name="T36">t</text:span></text:p>
          </draw:text-box>
        </draw:frame>
        <draw:frame draw:style-name="gr2" draw:text-style-name="P28" draw:layer="layout" svg:width="1.256cm" svg:height="0.988cm" svg:x="1.464cm" svg:y="6.382cm">
          <draw:text-box>
            <text:p><text:span text:style-name="T34">c1</text:span></text:p>
          </draw:text-box>
        </draw:frame>
        <draw:frame draw:style-name="gr2" draw:text-style-name="P28" draw:layer="layout" svg:width="1.256cm" svg:height="0.988cm" svg:x="1.513cm" svg:y="3.92cm">
          <draw:text-box>
            <text:p><text:span text:style-name="T34">c2</text:span></text:p>
          </draw:text-box>
        </draw:frame>
        <draw:frame draw:style-name="gr2" draw:text-style-name="P28" draw:layer="layout" svg:width="1.256cm" svg:height="0.988cm" svg:x="1.513cm" svg:y="1.484cm">
          <draw:text-box>
            <text:p><text:span text:style-name="T34">c3</text:span></text:p>
          </draw:text-box>
        </draw:frame>
        <presentation:notes draw:style-name="dp2">
          <draw:page-thumbnail draw:style-name="gr9"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draw:circle draw:style-name="gr49" draw:text-style-name="P1" draw:layer="layout" svg:width="1.624cm" svg:height="1.624cm" svg:x="3.126cm" svg:y="8.08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8.08cm">
          <text:p/>
        </draw:circle>
        <draw:circle draw:style-name="gr49" draw:text-style-name="P1" draw:layer="layout" svg:width="1.624cm" svg:height="1.624cm" svg:x="7.604cm" svg:y="8.079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5.618cm">
          <text:p/>
        </draw:circle>
        <draw:custom-shape draw:style-name="gr52" draw:text-style-name="P1" draw:layer="layout" svg:width="1.427cm" svg:height="0.935cm" svg:x="5.441cm" svg:y="5.9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7.604cm" svg:y="3.059cm">
          <text:p/>
        </draw:circle>
        <draw:line draw:style-name="gr53" draw:text-style-name="P1" draw:layer="layout" svg:x1="8.416cm" svg:y1="7.556cm" svg:x2="8.416cm" svg:y2="5.291cm">
          <text:p/>
        </draw:line>
        <draw:frame draw:style-name="gr2" draw:text-style-name="P28" draw:layer="layout" svg:width="5.988cm" svg:height="1.725cm" svg:x="10.533cm" svg:y="2.929cm">
          <draw:text-box>
            <text:p><text:span text:style-name="T34">Svn commits</text:span></text:p>
            <text:p><text:span text:style-name="T34">are never blocked</text:span></text:p>
          </draw:text-box>
        </draw:frame>
        <draw:frame draw:style-name="gr2" draw:text-style-name="P29" draw:layer="layout" svg:width="5.387cm" svg:height="1.725cm" svg:x="9.524cm" svg:y="5.489cm">
          <draw:text-box>
            <text:p><text:span text:style-name="T35">Git to Svn</text:span></text:p>
            <text:p><text:span text:style-name="T35">translation <text:s/>fails</text:span></text:p>
          </draw:text-box>
        </draw:frame>
        <draw:frame draw:style-name="gr2" draw:text-style-name="P28" draw:layer="layout" svg:width="1.158cm" svg:height="0.988cm" svg:x="9.427cm" svg:y="8.412cm">
          <draw:text-box>
            <text:p><text:span text:style-name="T34">r1</text:span></text:p>
          </draw:text-box>
        </draw:frame>
        <draw:line draw:style-name="gr54" draw:text-style-name="P1" draw:layer="layout" svg:x1="0.881cm" svg:y1="0.664cm" svg:x2="0.88cm" svg:y2="10.091cm">
          <text:p/>
        </draw:line>
        <draw:frame draw:style-name="gr2" draw:text-style-name="P30" draw:layer="layout" svg:width="0.676cm" svg:height="0.827cm" svg:x="0.886cm" svg:y="9.623cm">
          <draw:text-box>
            <text:p><text:span text:style-name="T36">t</text:span></text:p>
          </draw:text-box>
        </draw:frame>
        <draw:frame draw:style-name="gr2" draw:text-style-name="P28" draw:layer="layout" svg:width="1.256cm" svg:height="0.988cm" svg:x="1.415cm" svg:y="8.473cm">
          <draw:text-box>
            <text:p><text:span text:style-name="T34">c1</text:span></text:p>
          </draw:text-box>
        </draw:frame>
        <draw:frame draw:style-name="gr2" draw:text-style-name="P28" draw:layer="layout" svg:width="1.256cm" svg:height="0.988cm" svg:x="1.464cm" svg:y="6.011cm">
          <draw:text-box>
            <text:p><text:span text:style-name="T34">c2</text:span></text:p>
          </draw:text-box>
        </draw:frame>
        <draw:line draw:style-name="gr53" draw:text-style-name="P1" draw:layer="layout" svg:x1="4.002cm" svg:y1="5.12cm" svg:x2="4.002cm" svg:y2="0.787cm">
          <text:p/>
        </draw:line>
        <draw:circle draw:style-name="gr49" draw:text-style-name="P1" draw:layer="layout" svg:width="1.624cm" svg:height="1.624cm" svg:x="7.604cm" svg:y="0.647cm">
          <text:p/>
        </draw:circle>
        <draw:frame draw:style-name="gr2" draw:text-style-name="P28" draw:layer="layout" svg:width="1.158cm" svg:height="0.988cm" svg:x="9.427cm" svg:y="0.906cm">
          <draw:text-box>
            <text:p><text:span text:style-name="T34">r3</text:span></text:p>
          </draw:text-box>
        </draw:frame>
        <draw:frame draw:style-name="gr55" draw:text-style-name="P28" draw:layer="layout" svg:width="1.158cm" svg:height="1.033cm" svg:x="9.427cm" svg:y="3.347cm">
          <draw:text-box>
            <text:p><text:span text:style-name="T34">r2</text:span></text:p>
          </draw:text-box>
        </draw:frame>
        <presentation:notes draw:style-name="dp2">
          <draw:page-thumbnail draw:style-name="gr9"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draw:circle draw:style-name="gr49" draw:text-style-name="P1" draw:layer="layout" svg:width="1.624cm" svg:height="1.624cm" svg:x="3.127cm" svg:y="8.081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8.081cm">
          <text:p/>
        </draw:circle>
        <draw:circle draw:style-name="gr50" draw:text-style-name="P1" draw:layer="layout" svg:width="1.624cm" svg:height="1.624cm" svg:x="7.605cm" svg:y="8.08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5.619cm">
          <text:p/>
        </draw:circle>
        <draw:custom-shape draw:style-name="gr52" draw:text-style-name="P1" draw:layer="layout" svg:width="1.427cm" svg:height="0.935cm" svg:x="5.442cm" svg:y="5.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7.605cm" svg:y="3.06cm">
          <text:p/>
        </draw:circle>
        <draw:line draw:style-name="gr53" draw:text-style-name="P1" draw:layer="layout" svg:x1="8.417cm" svg:y1="7.557cm" svg:x2="8.417cm" svg:y2="5.292cm">
          <text:p/>
        </draw:line>
        <draw:frame draw:style-name="gr2" draw:text-style-name="P28" draw:layer="layout" svg:width="5.988cm" svg:height="1.725cm" svg:x="10.534cm" svg:y="2.93cm">
          <draw:text-box>
            <text:p><text:span text:style-name="T34">Git pushes </text:span></text:p>
            <text:p><text:span text:style-name="T34">are never blocked</text:span></text:p>
          </draw:text-box>
        </draw:frame>
        <draw:frame draw:style-name="gr2" draw:text-style-name="P29" draw:layer="layout" svg:width="5.387cm" svg:height="1.725cm" svg:x="9.525cm" svg:y="5.49cm">
          <draw:text-box>
            <text:p><text:span text:style-name="T35">Svn to Git</text:span></text:p>
            <text:p><text:span text:style-name="T35">translation <text:s/>fails</text:span></text:p>
          </draw:text-box>
        </draw:frame>
        <draw:frame draw:style-name="gr2" draw:text-style-name="P28" draw:layer="layout" svg:width="1.256cm" svg:height="0.988cm" svg:x="9.428cm" svg:y="8.413cm">
          <draw:text-box>
            <text:p><text:span text:style-name="T34">c1</text:span></text:p>
          </draw:text-box>
        </draw:frame>
        <draw:line draw:style-name="gr54" draw:text-style-name="P1" draw:layer="layout" svg:x1="0.882cm" svg:y1="0.665cm" svg:x2="0.881cm" svg:y2="10.092cm">
          <text:p/>
        </draw:line>
        <draw:frame draw:style-name="gr2" draw:text-style-name="P30" draw:layer="layout" svg:width="0.676cm" svg:height="0.827cm" svg:x="0.887cm" svg:y="9.624cm">
          <draw:text-box>
            <text:p><text:span text:style-name="T36">t</text:span></text:p>
          </draw:text-box>
        </draw:frame>
        <draw:frame draw:style-name="gr2" draw:text-style-name="P28" draw:layer="layout" svg:width="1.158cm" svg:height="0.988cm" svg:x="1.416cm" svg:y="8.474cm">
          <draw:text-box>
            <text:p><text:span text:style-name="T34">r1</text:span></text:p>
          </draw:text-box>
        </draw:frame>
        <draw:frame draw:style-name="gr2" draw:text-style-name="P28" draw:layer="layout" svg:width="1.158cm" svg:height="0.988cm" svg:x="1.465cm" svg:y="6.012cm">
          <draw:text-box>
            <text:p><text:span text:style-name="T34">r2</text:span></text:p>
          </draw:text-box>
        </draw:frame>
        <draw:line draw:style-name="gr53" draw:text-style-name="P1" draw:layer="layout" svg:x1="4.003cm" svg:y1="5.121cm" svg:x2="4.003cm" svg:y2="0.788cm">
          <text:p/>
        </draw:line>
        <draw:circle draw:style-name="gr50" draw:text-style-name="P1" draw:layer="layout" svg:width="1.624cm" svg:height="1.624cm" svg:x="7.605cm" svg:y="0.648cm">
          <text:p/>
        </draw:circle>
        <draw:frame draw:style-name="gr2" draw:text-style-name="P28" draw:layer="layout" svg:width="1.256cm" svg:height="0.988cm" svg:x="9.428cm" svg:y="0.907cm">
          <draw:text-box>
            <text:p><text:span text:style-name="T34">c3</text:span></text:p>
          </draw:text-box>
        </draw:frame>
        <draw:frame draw:style-name="gr55" draw:text-style-name="P28" draw:layer="layout" svg:width="1.256cm" svg:height="1.033cm" svg:x="9.428cm" svg:y="3.348cm">
          <draw:text-box>
            <text:p><text:span text:style-name="T34">c2</text:span></text:p>
          </draw:text-box>
        </draw:frame>
        <presentation:notes draw:style-name="dp2">
          <draw:page-thumbnail draw:style-name="gr9"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draw:circle draw:style-name="gr49" draw:text-style-name="P1" draw:layer="layout" svg:width="1.624cm" svg:height="1.624cm" svg:x="2.709cm" svg:y="10.37cm">
          <text:p/>
        </draw:circle>
        <draw:custom-shape draw:style-name="gr51" draw:text-style-name="P1" draw:layer="layout" svg:width="1.427cm" svg:height="0.935cm" svg:x="5.024cm" svg:y="10.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09cm" svg:y="10.37cm">
          <text:p/>
        </draw:circle>
        <draw:circle draw:style-name="gr50" draw:text-style-name="P1" draw:layer="layout" svg:width="1.624cm" svg:height="1.624cm" svg:x="7.236cm" svg:y="10.369cm">
          <text:p/>
        </draw:circle>
        <draw:custom-shape draw:style-name="gr51" draw:text-style-name="P1" draw:layer="layout" svg:width="1.427cm" svg:height="0.935cm" svg:x="5.024cm" svg:y="10.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09cm" svg:y="7.908cm">
          <text:p/>
        </draw:circle>
        <draw:custom-shape draw:style-name="gr51" draw:text-style-name="P1" draw:layer="layout" svg:width="1.427cm" svg:height="0.935cm" svg:x="5.024cm" svg:y="8.2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10.73cm" svg:y="7.712cm">
          <text:p/>
        </draw:circle>
        <draw:frame draw:style-name="gr2" draw:text-style-name="P28" draw:layer="layout" svg:width="3.008cm" svg:height="1.725cm" svg:x="6.4cm" svg:y="0.372cm">
          <draw:text-box>
            <text:p><text:span text:style-name="T34">original </text:span></text:p>
            <text:p><text:span text:style-name="T34">branch</text:span></text:p>
          </draw:text-box>
        </draw:frame>
        <draw:frame draw:style-name="gr2" draw:text-style-name="P28" draw:layer="layout" svg:width="1.256cm" svg:height="0.988cm" svg:x="9.01cm" svg:y="10.702cm">
          <draw:text-box>
            <text:p><text:span text:style-name="T34">c1</text:span></text:p>
          </draw:text-box>
        </draw:frame>
        <draw:line draw:style-name="gr54" draw:text-style-name="P1" draw:layer="layout" svg:x1="1.076cm" svg:y1="0.663cm" svg:x2="1.077cm" svg:y2="12.069cm">
          <text:p/>
        </draw:line>
        <draw:frame draw:style-name="gr56" draw:text-style-name="P30" draw:layer="layout" svg:width="0.676cm" svg:height="0.827cm" svg:x="0.371cm" svg:y="11.683cm">
          <draw:text-box>
            <text:p><text:span text:style-name="T36">t</text:span></text:p>
          </draw:text-box>
        </draw:frame>
        <draw:frame draw:style-name="gr2" draw:text-style-name="P28" draw:layer="layout" svg:width="1.158cm" svg:height="0.988cm" svg:x="1.441cm" svg:y="10.714cm">
          <draw:text-box>
            <text:p><text:span text:style-name="T34">r1</text:span></text:p>
          </draw:text-box>
        </draw:frame>
        <draw:frame draw:style-name="gr2" draw:text-style-name="P28" draw:layer="layout" svg:width="1.158cm" svg:height="0.988cm" svg:x="1.49cm" svg:y="8.252cm">
          <draw:text-box>
            <text:p><text:span text:style-name="T34">r2</text:span></text:p>
          </draw:text-box>
        </draw:frame>
        <draw:circle draw:style-name="gr50" draw:text-style-name="P1" draw:layer="layout" svg:width="1.624cm" svg:height="1.624cm" svg:x="10.73cm" svg:y="5.373cm">
          <text:p/>
        </draw:circle>
        <draw:frame draw:style-name="gr57" draw:text-style-name="P28" draw:layer="layout" svg:width="1.256cm" svg:height="0.988cm" svg:x="12.504cm" svg:y="5.611cm">
          <draw:text-box>
            <text:p><text:span text:style-name="T34">c3</text:span></text:p>
          </draw:text-box>
        </draw:frame>
        <draw:frame draw:style-name="gr55" draw:text-style-name="P28" draw:layer="layout" svg:width="1.256cm" svg:height="1.033cm" svg:x="12.455cm" svg:y="8.122cm">
          <draw:text-box>
            <text:p><text:span text:style-name="T34">c2</text:span></text:p>
          </draw:text-box>
        </draw:frame>
        <draw:circle draw:style-name="gr50" draw:text-style-name="P1" draw:layer="layout" svg:width="1.624cm" svg:height="1.624cm" svg:x="7.236cm" svg:y="7.86cm">
          <text:p/>
        </draw:circle>
        <draw:frame draw:style-name="gr58" draw:text-style-name="P28" draw:layer="layout" svg:width="1.408cm" svg:height="1.012cm" svg:x="9.083cm" svg:y="8.121cm">
          <draw:text-box>
            <text:p><text:span text:style-name="T34">c2'</text:span></text:p>
          </draw:text-box>
        </draw:frame>
        <draw:frame draw:style-name="gr2" draw:text-style-name="P28" draw:layer="layout" svg:width="5.993cm" svg:height="1.725cm" svg:x="10.511cm" svg:y="0.396cm">
          <draw:text-box>
            <text:p><text:span text:style-name="T34">branch with </text:span></text:p>
            <text:p><text:span text:style-name="T34">diverged commits</text:span></text:p>
          </draw:text-box>
        </draw:frame>
        <draw:line draw:style-name="gr59" draw:text-style-name="P1" draw:layer="layout" svg:x1="11.518cm" svg:y1="9.45cm" svg:x2="8.933cm" svg:y2="10.927cm">
          <text:p/>
        </draw:line>
        <draw:line draw:style-name="gr59" draw:text-style-name="P1" draw:layer="layout" svg:x1="11.53cm" svg:y1="7.063cm" svg:x2="11.555cm" svg:y2="7.629cm">
          <text:p/>
        </draw:line>
        <draw:line draw:style-name="gr59" draw:text-style-name="P1" draw:layer="layout" svg:x1="8.024cm" svg:y1="9.574cm" svg:x2="8.024cm" svg:y2="10.288cm">
          <text:p/>
        </draw:line>
        <draw:line draw:style-name="gr59" draw:text-style-name="P1" draw:layer="layout" svg:x1="7.951cm" svg:y1="5.267cm" svg:x2="7.951cm" svg:y2="7.753cm">
          <text:p/>
        </draw:line>
        <draw:line draw:style-name="gr59" draw:text-style-name="P1" draw:layer="layout" svg:x1="11.494cm" svg:y1="2.289cm" svg:x2="11.518cm" svg:y2="5.267cm">
          <text:p/>
        </draw:line>
        <draw:circle draw:style-name="gr60" draw:text-style-name="P1" draw:layer="layout" svg:width="1.624cm" svg:height="1.624cm" svg:x="7.089cm" svg:y="3.552cm">
          <text:p/>
        </draw:circle>
        <draw:line draw:style-name="gr61" draw:text-style-name="P1" draw:layer="layout" svg:x1="8.811cm" svg:y1="4.455cm" svg:x2="10.829cm" svg:y2="5.562cm">
          <text:p/>
        </draw:line>
        <draw:line draw:style-name="gr59" draw:text-style-name="P1" draw:layer="layout" svg:x1="7.915cm" svg:y1="2.289cm" svg:x2="7.915cm" svg:y2="3.519cm">
          <text:p/>
        </draw:line>
        <draw:frame draw:style-name="gr2" draw:text-style-name="P28" draw:layer="layout" svg:width="2.788cm" svg:height="1.725cm" svg:x="8.467cm" svg:y="2.515cm">
          <draw:text-box>
            <text:p><text:span text:style-name="T34">merge</text:span></text:p>
            <text:p><text:span text:style-name="T34">commit</text:span></text:p>
          </draw:text-box>
        </draw:frame>
        <draw:circle draw:style-name="gr62" draw:text-style-name="P1" draw:layer="layout" svg:width="1.624cm" svg:height="1.624cm" svg:x="2.758cm" svg:y="3.65cm">
          <text:p/>
        </draw:circle>
        <draw:custom-shape draw:style-name="gr51" draw:text-style-name="P1" draw:layer="layout" svg:width="-1.427cm" svg:height="-0.935cm" svg:x="6.451cm" svg:y="4.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8" draw:layer="layout" svg:width="1.264cm" svg:height="0.988cm" svg:x="1.392cm" svg:y="3.968cm">
          <draw:text-box>
            <text:p><text:span text:style-name="T34">rN</text:span></text:p>
          </draw:text-box>
        </draw:frame>
        <presentation:notes draw:style-name="dp2">
          <draw:page-thumbnail draw:style-name="gr9"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3" draw:text-style-name="P1" draw:layer="layout" svg:x1="3.175cm" svg:y1="3.81cm" svg:x2="3.175cm" svg:y2="19.05cm">
          <text:p/>
        </draw:line>
        <draw:line draw:style-name="gr63" draw:text-style-name="P1" draw:layer="layout" svg:x1="7.62cm" svg:y1="3.81cm" svg:x2="7.62cm" svg:y2="19.05cm">
          <text:p/>
        </draw:line>
        <draw:custom-shape draw:style-name="gr32"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3"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3"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3" draw:text-style-name="P1" draw:layer="layout" svg:x1="14.287cm" svg:y1="3.891cm" svg:x2="14.287cm" svg:y2="19.131cm">
          <text:p/>
        </draw:line>
        <draw:custom-shape draw:style-name="gr64"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5" draw:text-style-name="P1" draw:layer="layout" svg:width="1.27cm" svg:height="6.35cm" svg:x="2.54cm" svg:y="5.08cm">
          <text:p/>
        </draw:rect>
        <draw:rect draw:style-name="gr65" draw:text-style-name="P1" draw:layer="layout" svg:width="1.27cm" svg:height="1.905cm" svg:x="6.985cm" svg:y="5.08cm">
          <text:p/>
        </draw:rect>
        <draw:rect draw:style-name="gr65" draw:text-style-name="P1" draw:layer="layout" svg:width="1.27cm" svg:height="0.635cm" svg:x="6.985cm" svg:y="7.62cm">
          <text:p/>
        </draw:rect>
        <draw:rect draw:style-name="gr65" draw:text-style-name="P1" draw:layer="layout" svg:width="1.27cm" svg:height="1.27cm" svg:x="6.985cm" svg:y="8.89cm">
          <text:p/>
        </draw:rect>
        <draw:rect draw:style-name="gr65" draw:text-style-name="P1" draw:layer="layout" svg:width="1.27cm" svg:height="0.635cm" svg:x="6.985cm" svg:y="10.795cm">
          <text:p/>
        </draw:rect>
        <draw:rect draw:style-name="gr65" draw:text-style-name="P1" draw:layer="layout" svg:width="1.27cm" svg:height="4.494cm" svg:x="13.652cm" svg:y="10.16cm">
          <text:p/>
        </draw:rect>
        <draw:rect draw:style-name="gr65" draw:text-style-name="P1" draw:layer="layout" svg:width="1.27cm" svg:height="0.635cm" svg:x="13.652cm" svg:y="7.62cm">
          <text:p/>
        </draw:rect>
        <draw:rect draw:style-name="gr66" draw:text-style-name="P1" draw:layer="layout" svg:width="1.27cm" svg:height="0.975cm" svg:x="19.696cm" svg:y="8.255cm">
          <text:p/>
        </draw:rect>
        <draw:rect draw:style-name="gr66" draw:text-style-name="P1" draw:layer="layout" svg:width="1.27cm" svg:height="0.635cm" svg:x="19.615cm" svg:y="17.416cm">
          <text:p/>
        </draw:rect>
        <draw:custom-shape draw:style-name="gr67"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6" draw:text-style-name="P1" draw:layer="layout" svg:width="1.27cm" svg:height="1.905cm" svg:x="24.17cm" svg:y="8.201cm">
          <text:p/>
        </draw:rect>
        <draw:line draw:style-name="gr68" draw:text-style-name="P1" draw:layer="layout" svg:x1="3.907cm" svg:y1="5.053cm" svg:x2="6.905cm" svg:y2="5.053cm">
          <text:p/>
        </draw:line>
        <draw:line draw:style-name="gr68" draw:text-style-name="P1" draw:layer="layout" svg:x1="8.255cm" svg:y1="7.62cm" svg:x2="13.512cm" svg:y2="7.605cm">
          <text:p/>
        </draw:line>
        <draw:line draw:style-name="gr68" draw:text-style-name="P1" draw:layer="layout" svg:x1="8.283cm" svg:y1="10.144cm" svg:x2="13.487cm" svg:y2="10.116cm">
          <text:p/>
        </draw:line>
        <draw:line draw:style-name="gr69" draw:text-style-name="P1" draw:layer="layout" svg:x1="3.907cm" svg:y1="11.404cm" svg:x2="6.905cm" svg:y2="11.404cm">
          <text:p/>
        </draw:line>
        <draw:custom-shape draw:style-name="gr70"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68" draw:text-style-name="P1" draw:layer="layout" svg:x1="15.007cm" svg:y1="13.053cm" svg:x2="19.648cm" svg:y2="13.053cm">
          <text:p/>
        </draw:line>
        <draw:line draw:style-name="gr71" draw:text-style-name="P1" draw:layer="layout" svg:x1="15.035cm" svg:y1="14.464cm" svg:x2="19.676cm" svg:y2="14.464cm">
          <text:p/>
        </draw:line>
        <draw:line draw:style-name="gr71" draw:text-style-name="P1" draw:layer="layout" svg:x1="16.361cm" svg:y1="8.314cm" svg:x2="19.594cm" svg:y2="8.314cm">
          <text:p/>
        </draw:line>
        <draw:line draw:style-name="gr72" draw:text-style-name="P1" draw:layer="layout" svg:x1="16.31cm" svg:y1="9.877cm" svg:x2="24.021cm" svg:y2="9.894cm">
          <text:p/>
        </draw:line>
        <draw:line draw:style-name="gr71" draw:text-style-name="P1" draw:layer="layout" svg:x1="21.112cm" svg:y1="8.328cm" svg:x2="24.019cm" svg:y2="8.3cm">
          <text:p/>
        </draw:line>
        <draw:rect draw:style-name="gr66" draw:text-style-name="P1" draw:layer="layout" svg:width="1.27cm" svg:height="1.872cm" svg:x="24.17cm" svg:y="17.287cm">
          <text:p/>
        </draw:rect>
        <draw:line draw:style-name="gr73" draw:text-style-name="P1" draw:layer="layout" svg:x1="15.185cm" svg:y1="18.952cm" svg:x2="24.015cm" svg:y2="18.968cm">
          <text:p/>
        </draw:line>
        <draw:line draw:style-name="gr71" draw:text-style-name="P1" draw:layer="layout" svg:x1="15.034cm" svg:y1="17.368cm" svg:x2="19.513cm" svg:y2="17.378cm">
          <text:p/>
        </draw:line>
        <draw:line draw:style-name="gr71" draw:text-style-name="P1" draw:layer="layout" svg:x1="21.031cm" svg:y1="17.366cm" svg:x2="24.07cm" svg:y2="17.366cm">
          <text:p/>
        </draw:line>
        <draw:line draw:style-name="gr74" draw:text-style-name="P1" draw:layer="layout" svg:x1="15.821cm" svg:y1="7.761cm" svg:x2="15.834cm" svg:y2="10.796cm">
          <text:p/>
        </draw:line>
        <draw:rect draw:style-name="gr66" draw:text-style-name="P1" draw:layer="layout" svg:width="1.27cm" svg:height="1.395cm" svg:x="19.638cm" svg:y="15.389cm">
          <text:p/>
        </draw:rect>
        <draw:rect draw:style-name="gr66" draw:text-style-name="P1" draw:layer="layout" svg:width="1.27cm" svg:height="1.395cm" svg:x="24.224cm" svg:y="15.335cm">
          <text:p/>
        </draw:rect>
        <draw:line draw:style-name="gr71" draw:text-style-name="P1" draw:layer="layout" svg:x1="21.059cm" svg:y1="15.467cm" svg:x2="24.098cm" svg:y2="15.467cm">
          <text:p/>
        </draw:line>
        <draw:line draw:style-name="gr73" draw:text-style-name="P1" draw:layer="layout" svg:x1="21.068cm" svg:y1="16.638cm" svg:x2="24.07cm" svg:y2="16.661cm">
          <text:p/>
        </draw:line>
        <draw:frame draw:style-name="gr75" draw:text-style-name="P17" draw:layer="layout" svg:width="2.132cm" svg:height="1.233cm" svg:x="4.856cm" svg:y="5.319cm">
          <draw:text-box>
            <text:p><text:span text:style-name="T15">data</text:span></text:p>
            <text:p><text:span text:style-name="T15">transfer</text:span></text:p>
          </draw:text-box>
        </draw:frame>
        <draw:frame draw:style-name="gr76" draw:text-style-name="P17" draw:layer="layout" svg:width="2.847cm" svg:height="0.742cm" svg:x="4.141cm" svg:y="7.437cm">
          <draw:text-box>
            <text:p><text:span text:style-name="T15">pre-commit</text:span></text:p>
          </draw:text-box>
        </draw:frame>
        <draw:frame draw:style-name="gr76" draw:text-style-name="P17" draw:layer="layout" svg:width="2.242cm" svg:height="1.233cm" svg:x="4.746cm" svg:y="8.685cm">
          <draw:text-box>
            <text:p><text:span text:style-name="T15">txn</text:span></text:p>
            <text:p><text:span text:style-name="T15">installed</text:span></text:p>
          </draw:text-box>
        </draw:frame>
        <draw:frame draw:style-name="gr76" draw:text-style-name="P17" draw:layer="layout" svg:width="3.05cm" svg:height="0.742cm" svg:x="3.938cm" svg:y="10.558cm">
          <draw:text-box>
            <text:p><text:span text:style-name="T15">post-commit</text:span></text:p>
          </draw:text-box>
        </draw:frame>
        <draw:frame draw:style-name="gr76" draw:text-style-name="P31" draw:layer="layout" svg:width="3.554cm" svg:height="0.742cm" svg:x="8.409cm" svg:y="6.878cm">
          <draw:text-box>
            <text:p><text:span text:style-name="T37">obtain svn lock</text:span></text:p>
          </draw:text-box>
        </draw:frame>
        <draw:frame draw:style-name="gr76" draw:text-style-name="P31" draw:layer="layout" svg:width="3.757cm" svg:height="0.742cm" svg:x="8.308cm" svg:y="9.418cm">
          <draw:text-box>
            <text:p><text:span text:style-name="T37">start translation</text:span></text:p>
          </draw:text-box>
        </draw:frame>
        <draw:frame draw:style-name="gr76" draw:text-style-name="P31" draw:layer="layout" svg:width="2.559cm" svg:height="1.233cm" svg:x="14.984cm" svg:y="11.803cm">
          <draw:text-box>
            <text:p><text:span text:style-name="T37">create git </text:span></text:p>
            <text:p><text:span text:style-name="T37">commit(s)</text:span></text:p>
          </draw:text-box>
        </draw:frame>
        <draw:frame draw:style-name="gr76" draw:text-style-name="P31" draw:layer="layout" svg:width="3.787cm" svg:height="0.742cm" svg:x="14.984cm" svg:y="13.57cm">
          <draw:text-box>
            <text:p><text:span text:style-name="T37">release svn lock</text:span></text:p>
          </draw:text-box>
        </draw:frame>
        <draw:frame draw:style-name="gr2" draw:text-style-name="P17" draw:layer="layout" svg:width="1.251cm" svg:height="0.742cm" svg:x="25.751cm" svg:y="15.335cm">
          <draw:text-box>
            <text:p><text:span text:style-name="T15">pull</text:span></text:p>
          </draw:text-box>
        </draw:frame>
        <draw:frame draw:style-name="gr77" draw:text-style-name="P17" draw:layer="layout" svg:width="1.505cm" svg:height="0.934cm" svg:x="25.624cm" svg:y="17.287cm">
          <draw:text-box>
            <text:p><text:span text:style-name="T15">push</text:span></text:p>
          </draw:text-box>
        </draw:frame>
        <draw:frame draw:style-name="gr76" draw:text-style-name="P17" draw:layer="layout" svg:width="1.505cm" svg:height="0.742cm" svg:x="25.624cm" svg:y="8.201cm">
          <draw:text-box>
            <text:p><text:span text:style-name="T15">push</text:span></text:p>
          </draw:text-box>
        </draw:frame>
        <draw:frame draw:style-name="gr78" draw:text-style-name="P17" draw:layer="layout" svg:width="2.013cm" svg:height="0.77cm" svg:x="0.301cm" svg:y="5.047cm">
          <draw:text-box>
            <text:p><text:span text:style-name="T15">commit</text:span></text:p>
          </draw:text-box>
        </draw:frame>
        <draw:frame draw:style-name="gr78" draw:text-style-name="P17" draw:layer="layout" svg:width="2.852cm" svg:height="0.77cm" svg:x="20.949cm" svg:y="8.65cm">
          <draw:text-box>
            <text:p><text:span text:style-name="T15">pre-receive</text:span></text:p>
          </draw:text-box>
        </draw:frame>
        <draw:frame draw:style-name="gr78" draw:text-style-name="P31" draw:layer="layout" svg:width="2.737cm" svg:height="0.77cm" svg:x="17.09cm" svg:y="7.606cm">
          <draw:text-box>
            <text:p><text:span text:style-name="T37">obtain lock</text:span></text:p>
          </draw:text-box>
        </draw:frame>
        <draw:frame draw:style-name="gr78" draw:text-style-name="P32" draw:layer="layout" svg:width="8.999cm" svg:height="0.77cm" svg:x="16.181cm" svg:y="10.352cm">
          <draw:text-box>
            <text:p><text:span text:style-name="T38">“</text:span><text:span text:style-name="T38">translation is in progress, try again later”</text:span></text:p>
          </draw:text-box>
        </draw:frame>
        <draw:custom-shape draw:style-name="gr79"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8" draw:text-style-name="P17" draw:layer="layout" svg:width="2.852cm" svg:height="0.77cm" svg:x="20.866cm" svg:y="17.62cm">
          <draw:text-box>
            <text:p><text:span text:style-name="T15">pre-receive</text:span></text:p>
          </draw:text-box>
        </draw:frame>
        <draw:frame draw:style-name="gr78" draw:text-style-name="P31" draw:layer="layout" svg:width="4.185cm" svg:height="1.233cm" svg:x="14.877cm" svg:y="15.988cm">
          <draw:text-box>
            <text:p><text:span text:style-name="T37">lock and schedule</text:span></text:p>
            <text:p><text:span text:style-name="T37">translation</text:span></text:p>
          </draw:text-box>
        </draw:frame>
        <draw:custom-shape draw:style-name="gr80"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6" draw:text-style-name="P9" draw:layer="layout" svg:width="2.161cm" svg:height="0.742cm" svg:x="9.984cm" svg:y="12.81cm">
          <draw:text-box>
            <text:p><text:span text:style-name="T7">svn lock</text:span></text:p>
          </draw:text-box>
        </draw:frame>
        <draw:frame draw:style-name="gr76" draw:text-style-name="P33" draw:layer="layout" svg:width="1.979cm" svg:height="0.742cm" svg:x="10.147cm" svg:y="17.151cm">
          <draw:text-box>
            <text:p><text:span text:style-name="T39">git lock</text:span></text:p>
          </draw:text-box>
        </draw:frame>
        <draw:frame draw:style-name="gr78" draw:text-style-name="P31" draw:layer="layout" svg:width="3.376cm" svg:height="1.233cm" svg:x="1.492cm" svg:y="0.6cm">
          <draw:text-box>
            <text:p text:style-name="P1"><text:span text:style-name="T37">subversion </text:span></text:p>
            <text:p><text:span text:style-name="T37">client process</text:span></text:p>
          </draw:text-box>
        </draw:frame>
        <draw:frame draw:style-name="gr78" draw:text-style-name="P31" draw:layer="layout" svg:width="3.575cm" svg:height="1.233cm" svg:x="6.082cm" svg:y="0.625cm">
          <draw:text-box>
            <text:p text:style-name="P1"><text:span text:style-name="T37">subversion </text:span></text:p>
            <text:p><text:span text:style-name="T37">server process</text:span></text:p>
          </draw:text-box>
        </draw:frame>
        <draw:frame draw:style-name="gr81" draw:text-style-name="P31" draw:layer="layout" svg:width="4.879cm" svg:height="1.233cm" svg:x="11.89cm" svg:y="0.597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78" draw:text-style-name="P31" draw:layer="layout" svg:width="3.575cm" svg:height="1.233cm" svg:x="18.62cm" svg:y="0.625cm">
          <draw:text-box>
            <text:p text:style-name="P1"><text:span text:style-name="T37">git</text:span></text:p>
            <text:p><text:span text:style-name="T37">server process</text:span></text:p>
          </draw:text-box>
        </draw:frame>
        <draw:frame draw:style-name="gr78" draw:text-style-name="P31" draw:layer="layout" svg:width="3.376cm" svg:height="1.233cm" svg:x="23.153cm" svg:y="0.625cm">
          <draw:text-box>
            <text:p text:style-name="P1"><text:span text:style-name="T37">git</text:span></text:p>
            <text:p><text:span text:style-name="T37">client process</text:span></text:p>
          </draw:text-box>
        </draw:frame>
        <presentation:notes draw:style-name="dp2">
          <draw:page-thumbnail draw:style-name="gr9"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3" draw:text-style-name="P1" draw:layer="layout" svg:x1="3.175cm" svg:y1="3.811cm" svg:x2="3.175cm" svg:y2="19.051cm">
          <text:p/>
        </draw:line>
        <draw:line draw:style-name="gr63" draw:text-style-name="P1" draw:layer="layout" svg:x1="7.62cm" svg:y1="3.811cm" svg:x2="7.62cm" svg:y2="19.051cm">
          <text:p/>
        </draw:line>
        <draw:custom-shape draw:style-name="gr32"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3"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3"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3" draw:text-style-name="P1" draw:layer="layout" svg:x1="14.287cm" svg:y1="3.892cm" svg:x2="14.287cm" svg:y2="19.132cm">
          <text:p/>
        </draw:line>
        <draw:custom-shape draw:style-name="gr64"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5" draw:text-style-name="P1" draw:layer="layout" svg:width="1.216cm" svg:height="1.053cm" svg:x="7.068cm" svg:y="5.482cm">
          <text:p/>
        </draw:rect>
        <draw:rect draw:style-name="gr65" draw:text-style-name="P1" draw:layer="layout" svg:width="1.27cm" svg:height="1.806cm" svg:x="13.652cm" svg:y="8.967cm">
          <text:p/>
        </draw:rect>
        <draw:rect draw:style-name="gr65" draw:text-style-name="P1" draw:layer="layout" svg:width="1.27cm" svg:height="0.635cm" svg:x="13.652cm" svg:y="6.427cm">
          <text:p/>
        </draw:rect>
        <draw:rect draw:style-name="gr66" draw:text-style-name="P1" draw:layer="layout" svg:width="1.27cm" svg:height="5.237cm" svg:x="24.17cm" svg:y="4.885cm">
          <text:p/>
        </draw:rect>
        <draw:line draw:style-name="gr68" draw:text-style-name="P1" draw:layer="layout" svg:x1="3.961cm" svg:y1="5.498cm" svg:x2="6.959cm" svg:y2="5.498cm">
          <text:p/>
        </draw:line>
        <draw:line draw:style-name="gr71" draw:text-style-name="P1" draw:layer="layout" svg:x1="15.061cm" svg:y1="6.459cm" svg:x2="19.593cm" svg:y2="6.433cm">
          <text:p/>
        </draw:line>
        <draw:line draw:style-name="gr68" draw:text-style-name="P1" draw:layer="layout" svg:x1="19.674cm" svg:y1="9.064cm" svg:x2="15.034cm" svg:y2="9.118cm">
          <text:p/>
        </draw:line>
        <draw:custom-shape draw:style-name="gr70"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5" draw:text-style-name="P17" draw:layer="layout" svg:width="2.132cm" svg:height="1.233cm" svg:x="4.652cm" svg:y="5.547cm">
          <draw:text-box>
            <text:p><text:span text:style-name="T15">data</text:span></text:p>
            <text:p><text:span text:style-name="T15">transfer</text:span></text:p>
          </draw:text-box>
        </draw:frame>
        <draw:frame draw:style-name="gr76" draw:text-style-name="P17" draw:layer="layout" svg:width="2.847cm" svg:height="0.742cm" svg:x="3.937cm" svg:y="6.932cm">
          <draw:text-box>
            <text:p><text:span text:style-name="T15">pre-commit</text:span></text:p>
          </draw:text-box>
        </draw:frame>
        <draw:frame draw:style-name="gr82" draw:text-style-name="P31" draw:layer="layout" svg:width="3.372cm" svg:height="0.742cm" svg:x="15.91cm" svg:y="5.803cm">
          <draw:text-box>
            <text:p><text:span text:style-name="T37">obtain git lock</text:span></text:p>
          </draw:text-box>
        </draw:frame>
        <draw:frame draw:style-name="gr76" draw:text-style-name="P31" draw:layer="layout" svg:width="3.757cm" svg:height="0.742cm" svg:x="15.796cm" svg:y="8.387cm">
          <draw:text-box>
            <text:p><text:span text:style-name="T37">start translation</text:span></text:p>
          </draw:text-box>
        </draw:frame>
        <draw:frame draw:style-name="gr76" draw:text-style-name="P17" draw:layer="layout" svg:width="2.741cm" svg:height="1.233cm" svg:x="15.147cm" svg:y="9.47cm">
          <draw:text-box>
            <text:p><text:span text:style-name="T15">create svn </text:span></text:p>
            <text:p><text:span text:style-name="T15">revision(s)</text:span></text:p>
          </draw:text-box>
        </draw:frame>
        <draw:frame draw:style-name="gr83" draw:text-style-name="P31" draw:layer="layout" svg:width="3.605cm" svg:height="0.754cm" svg:x="9.201cm" svg:y="9.082cm">
          <draw:text-box>
            <text:p><text:span text:style-name="T37">release git lock</text:span></text:p>
          </draw:text-box>
        </draw:frame>
        <draw:frame draw:style-name="gr76" draw:text-style-name="P17" draw:layer="layout" svg:width="1.505cm" svg:height="0.742cm" svg:x="25.678cm" svg:y="4.701cm">
          <draw:text-box>
            <text:p><text:span text:style-name="T15">push</text:span></text:p>
          </draw:text-box>
        </draw:frame>
        <draw:frame draw:style-name="gr84" draw:text-style-name="P17" draw:layer="layout" svg:width="2.013cm" svg:height="0.742cm" svg:x="0.301cm" svg:y="5.427cm">
          <draw:text-box>
            <text:p><text:span text:style-name="T15">commit</text:span></text:p>
          </draw:text-box>
        </draw:frame>
        <draw:frame draw:style-name="gr85" draw:text-style-name="P33" draw:layer="layout" svg:width="1.979cm" svg:height="0.742cm" svg:x="11.212cm" svg:y="5.855cm">
          <draw:text-box>
            <text:p><text:span text:style-name="T39">git lock</text:span></text:p>
          </draw:text-box>
        </draw:frame>
        <draw:frame draw:style-name="gr78" draw:text-style-name="P31" draw:layer="layout" svg:width="3.376cm" svg:height="1.233cm" svg:x="1.591cm" svg:y="0.626cm">
          <draw:text-box>
            <text:p text:style-name="P1"><text:span text:style-name="T37">subversion </text:span></text:p>
            <text:p><text:span text:style-name="T37">client process</text:span></text:p>
          </draw:text-box>
        </draw:frame>
        <draw:frame draw:style-name="gr78" draw:text-style-name="P31" draw:layer="layout" svg:width="3.575cm" svg:height="1.233cm" svg:x="6.082cm" svg:y="0.626cm">
          <draw:text-box>
            <text:p text:style-name="P1"><text:span text:style-name="T37">subversion </text:span></text:p>
            <text:p><text:span text:style-name="T37">server process</text:span></text:p>
          </draw:text-box>
        </draw:frame>
        <draw:frame draw:style-name="gr81" draw:text-style-name="P31" draw:layer="layout" svg:width="4.879cm" svg:height="1.233cm" svg:x="11.89cm" svg:y="0.598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78" draw:text-style-name="P31" draw:layer="layout" svg:width="3.575cm" svg:height="1.233cm" svg:x="18.62cm" svg:y="0.626cm">
          <draw:text-box>
            <text:p text:style-name="P1"><text:span text:style-name="T37">git</text:span></text:p>
            <text:p><text:span text:style-name="T37">server process</text:span></text:p>
          </draw:text-box>
        </draw:frame>
        <draw:frame draw:style-name="gr78" draw:text-style-name="P31" draw:layer="layout" svg:width="3.376cm" svg:height="1.233cm" svg:x="23.153cm" svg:y="0.626cm">
          <draw:text-box>
            <text:p text:style-name="P1"><text:span text:style-name="T37">git</text:span></text:p>
            <text:p><text:span text:style-name="T37">client process</text:span></text:p>
          </draw:text-box>
        </draw:frame>
        <draw:rect draw:style-name="gr65" draw:text-style-name="P1" draw:layer="layout" svg:width="1.27cm" svg:height="1.086cm" svg:x="19.718cm" svg:y="4.803cm">
          <text:p/>
        </draw:rect>
        <draw:rect draw:style-name="gr65" draw:text-style-name="P1" draw:layer="layout" svg:width="1.27cm" svg:height="0.635cm" svg:x="19.718cm" svg:y="6.426cm">
          <text:p/>
        </draw:rect>
        <draw:rect draw:style-name="gr65" draw:text-style-name="P1" draw:layer="layout" svg:width="1.27cm" svg:height="0.662cm" svg:x="19.718cm" svg:y="7.696cm">
          <text:p/>
        </draw:rect>
        <draw:frame draw:style-name="gr75" draw:text-style-name="P17" draw:layer="layout" svg:width="2.132cm" svg:height="1.233cm" svg:x="17.683cm" svg:y="4.587cm">
          <draw:text-box>
            <text:p><text:span text:style-name="T15">data</text:span></text:p>
            <text:p><text:span text:style-name="T15">transfer</text:span></text:p>
          </draw:text-box>
        </draw:frame>
        <draw:frame draw:style-name="gr86" draw:text-style-name="P17" draw:layer="layout" svg:width="2.852cm" svg:height="0.814cm" svg:x="20.967cm" svg:y="6.254cm">
          <draw:text-box>
            <text:p><text:span text:style-name="T15">pre-receive</text:span></text:p>
          </draw:text-box>
        </draw:frame>
        <draw:frame draw:style-name="gr76" draw:text-style-name="P17" draw:layer="layout" svg:width="2.725cm" svg:height="1.233cm" svg:x="20.94cm" svg:y="7.409cm">
          <draw:text-box>
            <text:p><text:span text:style-name="T15">references</text:span></text:p>
            <text:p><text:span text:style-name="T15">updated</text:span></text:p>
          </draw:text-box>
        </draw:frame>
        <draw:frame draw:style-name="gr2" draw:text-style-name="P17" draw:layer="layout" svg:width="3.055cm" svg:height="0.742cm" svg:x="20.967cm" svg:y="8.927cm">
          <draw:text-box>
            <text:p><text:span text:style-name="T15">post-receive</text:span></text:p>
          </draw:text-box>
        </draw:frame>
        <draw:rect draw:style-name="gr65" draw:text-style-name="P1" draw:layer="layout" svg:width="1.27cm" svg:height="0.791cm" svg:x="19.718cm" svg:y="9.087cm">
          <text:p/>
        </draw:rect>
        <draw:line draw:style-name="gr87" draw:text-style-name="P1" draw:layer="layout" svg:x1="21.037cm" svg:y1="9.913cm" svg:x2="23.874cm" svg:y2="9.944cm">
          <text:p/>
        </draw:line>
        <draw:line draw:style-name="gr71" draw:text-style-name="P1" draw:layer="layout" svg:x1="21.092cm" svg:y1="4.839cm" svg:x2="24.159cm" svg:y2="4.839cm">
          <text:p/>
        </draw:line>
        <draw:custom-shape draw:style-name="gr80"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68" draw:text-style-name="P1" draw:layer="layout" svg:x1="8.351cm" svg:y1="9.748cm" svg:x2="13.572cm" svg:y2="9.748cm">
          <text:p/>
        </draw:line>
        <draw:line draw:style-name="gr71" draw:text-style-name="P1" draw:layer="layout" svg:x1="8.323cm" svg:y1="8.987cm" svg:x2="13.544cm" svg:y2="8.987cm">
          <text:p/>
        </draw:line>
        <draw:line draw:style-name="gr88" draw:text-style-name="P1" draw:layer="layout" svg:x1="8.488cm" svg:y1="17.1cm" svg:x2="12.133cm" svg:y2="17.057cm">
          <text:p/>
        </draw:line>
        <draw:custom-shape draw:style-name="gr79"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9"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89" draw:text-style-name="P1" draw:layer="layout" svg:x1="8.353cm" svg:y1="11.266cm" svg:x2="12.773cm" svg:y2="11.273cm">
          <text:p/>
        </draw:line>
        <draw:custom-shape draw:style-name="gr67"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5" draw:text-style-name="P1" draw:layer="layout" svg:width="1.27cm" svg:height="2.388cm" draw:transform="rotate (3.1415926535892) translate (14.841cm 15.658cm)">
          <text:p/>
        </draw:rect>
        <draw:custom-shape draw:style-name="gr90"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5" draw:text-style-name="P1" draw:layer="layout" svg:width="1.27cm" svg:height="9.416cm" draw:transform="rotate (3.1415926535892) translate (3.823cm 14.681cm)">
          <text:p/>
        </draw:rect>
        <draw:frame draw:style-name="gr91" draw:text-style-name="P17" draw:layer="layout" svg:width="2.242cm" svg:height="1.233cm" svg:x="4.542cm" svg:y="12.267cm">
          <draw:text-box>
            <text:p><text:span text:style-name="T15">txn</text:span></text:p>
            <text:p><text:span text:style-name="T15">installed</text:span></text:p>
          </draw:text-box>
        </draw:frame>
        <draw:rect draw:style-name="gr65" draw:text-style-name="P1" draw:layer="layout" svg:width="1.27cm" svg:height="0.635cm" svg:x="7.041cm" svg:y="13.782cm">
          <text:p/>
        </draw:rect>
        <draw:line draw:style-name="gr69" draw:text-style-name="P1" draw:layer="layout" svg:x1="3.935cm" svg:y1="14.37cm" svg:x2="6.933cm" svg:y2="14.37cm">
          <text:p/>
        </draw:line>
        <draw:frame draw:style-name="gr76" draw:text-style-name="P17" draw:layer="layout" svg:width="3.05cm" svg:height="0.742cm" svg:x="3.734cm" svg:y="13.526cm">
          <draw:text-box>
            <text:p><text:span text:style-name="T15">post-commit</text:span></text:p>
          </draw:text-box>
        </draw:frame>
        <draw:custom-shape draw:style-name="gr79"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4" draw:layer="layout" svg:width="1.891cm" svg:height="1.314cm" svg:x="6.785cm" svg:y="14.708cm">
          <draw:text-box>
            <text:p><text:span text:style-name="T40">OR</text:span></text:p>
          </draw:text-box>
        </draw:frame>
        <draw:frame draw:style-name="gr91" draw:text-style-name="P31" draw:layer="layout" svg:width="2.242cm" svg:height="1.233cm" svg:x="4.759cm" svg:y="16.122cm">
          <draw:text-box>
            <text:p><text:span text:style-name="T15">txn</text:span><text:span text:style-name="T37"> </text:span><text:span text:style-name="T38">NOT</text:span></text:p>
            <text:p><text:span text:style-name="T15">installed</text:span></text:p>
          </draw:text-box>
        </draw:frame>
        <draw:line draw:style-name="gr92" draw:text-style-name="P1" draw:layer="layout" svg:x1="3.907cm" svg:y1="17.599cm" svg:x2="6.947cm" svg:y2="17.585cm">
          <text:p/>
        </draw:line>
        <draw:frame draw:style-name="gr78" draw:text-style-name="P32" draw:layer="layout" svg:width="4.333cm" svg:height="0.77cm" svg:x="3.643cm" svg:y="17.991cm">
          <draw:text-box>
            <text:p><text:span text:style-name="T38">“</text:span><text:span text:style-name="T38">Out of date error”</text:span></text:p>
          </draw:text-box>
        </draw:frame>
        <draw:frame draw:style-name="gr93" draw:text-style-name="P9" draw:layer="layout" svg:width="3.165cm" svg:height="0.742cm" svg:x="9.19cm" svg:y="17.232cm">
          <draw:text-box>
            <text:p><text:span text:style-name="T7">drop the lock</text:span></text:p>
          </draw:text-box>
        </draw:frame>
        <draw:frame draw:style-name="gr94" draw:text-style-name="P9" draw:layer="layout" svg:width="4.071cm" svg:height="0.742cm" svg:x="9.086cm" svg:y="10.543cm">
          <draw:text-box>
            <text:p><text:span text:style-name="T7">svn lock obtained</text:span></text:p>
          </draw:text-box>
        </draw:frame>
        <draw:custom-shape draw:style-name="gr90"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5" draw:text-style-name="P9" draw:layer="layout" svg:width="2.161cm" svg:height="0.742cm" svg:x="10.392cm" svg:y="14.627cm">
          <draw:text-box>
            <text:p><text:span text:style-name="T7">svn lock</text:span></text:p>
          </draw:text-box>
        </draw:frame>
        <draw:custom-shape draw:style-name="gr70"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68" draw:text-style-name="P1" draw:layer="layout" svg:x1="14.988cm" svg:y1="14.374cm" svg:x2="19.616cm" svg:y2="14.374cm">
          <text:p/>
        </draw:line>
        <draw:line draw:style-name="gr71" draw:text-style-name="P1" draw:layer="layout" svg:x1="14.979cm" svg:y1="15.414cm" svg:x2="19.493cm" svg:y2="15.407cm">
          <text:p/>
        </draw:line>
        <draw:frame draw:style-name="gr76" draw:text-style-name="P31" draw:layer="layout" svg:width="2.559cm" svg:height="1.233cm" svg:x="15.013cm" svg:y="13.08cm">
          <draw:text-box>
            <text:p><text:span text:style-name="T37">create git </text:span></text:p>
            <text:p><text:span text:style-name="T37">commit(s)</text:span></text:p>
          </draw:text-box>
        </draw:frame>
        <draw:line draw:style-name="gr68" draw:text-style-name="P1" draw:layer="layout" svg:x1="8.378cm" svg:y1="13.313cm" svg:x2="13.461cm" svg:y2="13.313cm">
          <text:p/>
        </draw:line>
        <draw:line draw:style-name="gr88" draw:text-style-name="P1" draw:layer="layout" svg:x1="8.442cm" svg:y1="7.581cm" svg:x2="12.281cm" svg:y2="7.581cm">
          <text:p/>
        </draw:line>
        <draw:frame draw:style-name="gr95" draw:text-style-name="P9" draw:layer="layout" svg:width="3.8cm" svg:height="0.742cm" svg:x="8.346cm" svg:y="6.867cm">
          <draw:text-box>
            <text:p><text:span text:style-name="T7">wait for svn lock</text:span></text:p>
          </draw:text-box>
        </draw:frame>
        <draw:frame draw:style-name="gr76" draw:text-style-name="P35" draw:layer="layout" svg:width="3.537cm" svg:height="0.742cm" svg:x="9.118cm" svg:y="8.314cm">
          <draw:text-box>
            <text:p><text:span text:style-name="T41">create revision</text:span></text:p>
          </draw:text-box>
        </draw:frame>
        <presentation:notes draw:style-name="dp2">
          <draw:page-thumbnail draw:style-name="gr9"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8T15:59:48.94</meta:creation-date>
    <meta:editing-duration>P1DT9H30M1S</meta:editing-duration>
    <meta:editing-cycles>95</meta:editing-cycles>
    <dc:date>2012-09-11T16:12:29.80</dc:date>
    <meta:generator>OpenOffice.org/3.3$Win32 OpenOffice.org_project/330m20$Build-9567</meta:generator>
    <dc:creator>Alexander Kitaev</dc:creator>
    <meta:document-statistic meta:object-count="519"/>
  </office:meta>
</office:document-meta>
</file>